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2528in" table:align="left"/>
    </style:style>
    <style:style style:name="Table1.A" style:family="table-column">
      <style:table-column-properties style:column-width="2.9028in"/>
    </style:style>
    <style:style style:name="Table1.B" style:family="table-column">
      <style:table-column-properties style:column-width="3.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958in" table:align="left"/>
    </style:style>
    <style:style style:name="Table2.A" style:family="table-column">
      <style:table-column-properties style:column-width="2.6486in"/>
    </style:style>
    <style:style style:name="Table2.B" style:family="table-column">
      <style:table-column-properties style:column-width="3.347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1.7049in"/>
    </style:style>
    <style:style style:name="Table3.B" style:family="table-column">
      <style:table-column-properties style:column-width="1.9764in"/>
    </style:style>
    <style:style style:name="Table3.C" style:family="table-column">
      <style:table-column-properties style:column-width="3.011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118in" table:align="left"/>
    </style:style>
    <style:style style:name="Table4.A" style:family="table-column">
      <style:table-column-properties style:column-width="2.3757in"/>
    </style:style>
    <style:style style:name="Table4.B" style:family="table-column">
      <style:table-column-properties style:column-width="3.736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2.2549in"/>
    </style:style>
    <style:style style:name="Table5.B" style:family="table-column">
      <style:table-column-properties style:column-width="1.859in"/>
    </style:style>
    <style:style style:name="Table5.C" style:family="table-column">
      <style:table-column-properties style:column-width="2.5792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3215in" table:align="left"/>
    </style:style>
    <style:style style:name="Table6.A" style:family="table-column">
      <style:table-column-properties style:column-width="2.1847in"/>
    </style:style>
    <style:style style:name="Table6.B" style:family="table-column">
      <style:table-column-properties style:column-width="3.13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5639in" table:align="left"/>
    </style:style>
    <style:style style:name="Table7.A" style:family="table-column">
      <style:table-column-properties style:column-width="2.316in"/>
    </style:style>
    <style:style style:name="Table7.B" style:family="table-column">
      <style:table-column-properties style:column-width="4.247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016in" table:align="left"/>
    </style:style>
    <style:style style:name="Table8.A" style:family="table-column">
      <style:table-column-properties style:column-width="2.5792in"/>
    </style:style>
    <style:style style:name="Table8.B" style:family="table-column">
      <style:table-column-properties style:column-width="3.436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7889in" table:align="left"/>
    </style:style>
    <style:style style:name="Table9.A" style:family="table-column">
      <style:table-column-properties style:column-width="1.641in"/>
    </style:style>
    <style:style style:name="Table9.B" style:family="table-column">
      <style:table-column-properties style:column-width="4.147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8458in" table:align="left"/>
    </style:style>
    <style:style style:name="Table10.A" style:family="table-column">
      <style:table-column-properties style:column-width="1.9125in"/>
    </style:style>
    <style:style style:name="Table10.B" style:family="table-column">
      <style:table-column-properties style:column-width="2.9333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5.184in" table:align="left"/>
    </style:style>
    <style:style style:name="Table11.A" style:family="table-column">
      <style:table-column-properties style:column-width="1.6771in"/>
    </style:style>
    <style:style style:name="Table11.B" style:family="table-column">
      <style:table-column-properties style:column-width="3.506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5.7194in" table:align="left"/>
    </style:style>
    <style:style style:name="Table12.A" style:family="table-column">
      <style:table-column-properties style:column-width="1.8938in"/>
    </style:style>
    <style:style style:name="Table12.B" style:family="table-column">
      <style:table-column-properties style:column-width="3.8257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975in" table:align="left"/>
    </style:style>
    <style:style style:name="Table13.A" style:family="table-column">
      <style:table-column-properties style:column-width="1.691in"/>
    </style:style>
    <style:style style:name="Table13.B" style:family="table-column">
      <style:table-column-properties style:column-width="3.28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5.7674in" table:align="left"/>
    </style:style>
    <style:style style:name="Table14.A" style:family="table-column">
      <style:table-column-properties style:column-width="2.2417in"/>
    </style:style>
    <style:style style:name="Table14.B" style:family="table-column">
      <style:table-column-properties style:column-width="3.5257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6785in" table:align="left"/>
    </style:style>
    <style:style style:name="Table15.A" style:family="table-column">
      <style:table-column-properties style:column-width="1.5563in"/>
    </style:style>
    <style:style style:name="Table15.B" style:family="table-column">
      <style:table-column-properties style:column-width="3.122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6.6931in" table:align="left"/>
    </style:style>
    <style:style style:name="Table16.A" style:family="table-column">
      <style:table-column-properties style:column-width="1.8778in"/>
    </style:style>
    <style:style style:name="Table16.B" style:family="table-column">
      <style:table-column-properties style:column-width="2.2153in"/>
    </style:style>
    <style:style style:name="Table16.C" style:family="table-column">
      <style:table-column-properties style:column-width="2.6in"/>
    </style:style>
    <style:style style:name="Table16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T1" style:family="text">
      <style:text-properties officeooo:rsid="000c1d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We now have a strong foundation to begin mapping Li Xiaohong’s <text:span text:style-name="Strong_20_Emphasis">"Chord Language"</text:span> document to <text:span text:style-name="Strong_20_Emphasis">Quantum Arithmetic (QA)</text:span>. Here's a structured breakdown based on the findings:</text:p>
      <text:p text:style-name="Horizontal_20_Line"/>
      <text:h text:style-name="Heading_20_3" text:outline-level="3">🧭 CORE MAPPINGS BETWEEN CHORD LANGUAGE AND QA</text:h>
      <text:p text:style-name="Horizontal_20_Line"/>
      <text:h text:style-name="Heading_20_4" text:outline-level="4">1. <text:span text:style-name="Strong_20_Emphasis">MOD12 Notation ↔ Modular Arithmetic in QA</text:span></text:h>
      <text:list text:style-name="L1">
        <text:list-item>
          <text:p text:style-name="P1">The use of <text:span text:style-name="Strong_20_Emphasis">MOD12</text:span> as a musical framework (pitch class set) reflects a cyclic group structure, supporting group operations and mirror inversions (Figure 1-3).</text:p>
        </text:list-item>
        <text:list-item>
          <text:p text:style-name="P1">This parallels the <text:span text:style-name="Strong_20_Emphasis">modular rings in QA</text:span>, particularly <text:span text:style-name="Strong_20_Emphasis">mod-12, mod-24</text:span>, and their extensions used for harmonic cycles, resonance mapping, and icositetragonal geometry (e.g., Grant’s mod-24 prime fork cross).</text:p>
        </text:list-item>
      </text:list>
      <text:p text:style-name="Text_20_body">🔗 <text:span text:style-name="Strong_20_Emphasis">QA Bridge</text:span>: Modular residue systems and symmetries in QA underpin chordal equivalence and resonance relations, forming a discrete harmonic topology.</text:p>
      <text:p text:style-name="Horizontal_20_Line"/>
      <text:h text:style-name="Heading_20_4" text:outline-level="4">2. <text:span text:style-name="Strong_20_Emphasis">Chord Spectrum Formula ↔ Harmonic Arithmetic in QA</text:span></text:h>
      <text:list text:style-name="L2">
        <text:list-item>
          <text:p text:style-name="P2">The formula <text:span text:style-name="Source_20_Text">N*f</text:span> and <text:span text:style-name="Source_20_Text">H^N*f</text:span> (with <text:span text:style-name="Source_20_Text">H ≈ 1.059463</text:span>) defines the frequency steps in equal temperament (geometric progression).</text:p>
        </text:list-item>
        <text:list-item>
          <text:p text:style-name="P2">This reflects QA’s arithmetic and geometric interpretations of frequency cycles via <text:span text:style-name="Strong_20_Emphasis">n*f</text:span>, <text:span text:style-name="Strong_20_Emphasis">(b,e,d,a)</text:span> structures, and <text:span text:style-name="Strong_20_Emphasis">quantum ellipses</text:span>, especially when computing wavelets on vibrating strings.</text:p>
        </text:list-item>
      </text:list>
      <text:p text:style-name="Text_20_body">🔗 <text:span text:style-name="Strong_20_Emphasis">QA Bridge</text:span>: Frequency modulation via integer sequences and fractional harmonics directly connects to Iverson’s “Quantize” and QA-based chordal resonance patterns.</text:p>
      <text:p text:style-name="Horizontal_20_Line"/>
      <text:h text:style-name="Heading_20_4" text:outline-level="4">3. <text:span text:style-name="Strong_20_Emphasis">Membrane Strings ↔ Nonlinear Harmonic Membranes in QA</text:span></text:h>
      <text:list text:style-name="L3">
        <text:list-item>
          <text:p text:style-name="P3"><text:span text:style-name="Strong_20_Emphasis">Membrane chords</text:span> (非线膜) describe higher-dimensional harmonic fields and are bounded by <text:span text:style-name="Strong_20_Emphasis">line chords</text:span>, forming a <text:span text:style-name="Strong_20_Emphasis">chord space</text:span> akin to a topological manifold.</text:p>
        </text:list-item>
        <text:list-item>
          <text:p text:style-name="P3">In QA, <text:span text:style-name="Strong_20_Emphasis">higher-dimensional resonance</text:span> (beyond 1D harmonic series) is managed via <text:span text:style-name="Strong_20_Emphasis">quantum toroidal ellipses</text:span>, <text:span text:style-name="Strong_20_Emphasis">nonlinear harmonics</text:span>, and <text:span text:style-name="Strong_20_Emphasis">modular coupling</text:span> (see QA toroidal circulations &amp; resonance structure).</text:p>
        </text:list-item>
      </text:list>
      <text:p text:style-name="Text_20_body">🔗 <text:span text:style-name="Strong_20_Emphasis">QA Bridge</text:span>: Membrane chords as field-filling entities resemble <text:span text:style-name="Strong_20_Emphasis">vortex harmonics</text:span> and toroidal flows in QA—especially where space is defined by modular residue boundaries and symmetry groups.</text:p>
      <text:p text:style-name="Horizontal_20_Line"/>
      <text:h text:style-name="Heading_20_4" text:outline-level="4">4. <text:span text:style-name="Strong_20_Emphasis">Frequency-Dimensional Relationship ↔ QA Harmonic Dimensions</text:span></text:h>
      <text:list text:style-name="L4">
        <text:list-item>
          <text:p text:style-name="P4">The frequency structure <text:span text:style-name="Source_20_Text">{nf, H^nf}</text:span> is explicitly tied to <text:span text:style-name="Strong_20_Emphasis">dimensional mappings</text:span>, representing time (music) and space (painting) as <text:span text:style-name="Strong_20_Emphasis">quantized geometric domains</text:span>.</text:p>
        </text:list-item>
        <text:list-item>
          <text:p text:style-name="P4"><text:soft-page-break/>This dual representation mirrors the <text:span text:style-name="Strong_20_Emphasis">space-counterspace duality in QA</text:span>, where music and painting (time/space) correspond to <text:span text:style-name="Strong_20_Emphasis">S(n)</text:span> and <text:span text:style-name="Strong_20_Emphasis">C(n)</text:span> harmonic encodings.</text:p>
        </text:list-item>
      </text:list>
      <text:p text:style-name="Text_20_body">🔗 <text:span text:style-name="Strong_20_Emphasis">QA Bridge</text:span>: The use of integer-harmonic and geometric ratios for both visual and auditory domains aligns with QA’s structure-preserving mappings into higher modular dimensions.</text:p>
      <text:p text:style-name="Horizontal_20_Line"/>
      <text:h text:style-name="Heading_20_4" text:outline-level="4">5. <text:span text:style-name="Strong_20_Emphasis">Chord Space and Chordal Packages ↔ QA Harmonic Units and Quantum Fields</text:span></text:h>
      <text:list text:style-name="L5">
        <text:list-item>
          <text:p text:style-name="P5">A <text:span text:style-name="Strong_20_Emphasis">Chord Space Packet</text:span> = Line Chords (triads) + Membrane Chords, representing the <text:span text:style-name="Strong_20_Emphasis">basic quantized unit</text:span> of harmonic space.</text:p>
        </text:list-item>
        <text:list-item>
          <text:p text:style-name="P5">QA treats harmonic cycles, e.g., 3-4-5 and Fibonacci-derived primes, as <text:span text:style-name="Strong_20_Emphasis">quantum units</text:span> that create stable structures (like tori, modular fields, etc.).</text:p>
        </text:list-item>
      </text:list>
      <text:p text:style-name="Text_20_body">🔗 <text:span text:style-name="Strong_20_Emphasis">QA Bridge</text:span>: This is analogous to how <text:span text:style-name="Strong_20_Emphasis">harmonic cells</text:span> in QA form building blocks for mod-n prime fields and quantum-resonant cycles. These “chord packets” are similar to QA’s <text:span text:style-name="Strong_20_Emphasis">harmonic ellipses</text:span> or <text:span text:style-name="Strong_20_Emphasis">modular prime attractors</text:span>.</text:p>
      <text:p text:style-name="Horizontal_20_Line"/>
      <text:h text:style-name="Heading_20_4" text:outline-level="4">6. <text:span text:style-name="Strong_20_Emphasis">MOD12 Group Symmetry ↔ Icositetragon &amp; Mirror Symmetry</text:span></text:h>
      <text:list text:style-name="L6">
        <text:list-item>
          <text:p text:style-name="P6">Chords such as <text:span text:style-name="Source_20_Text">{−7,−4,0,4,7} mod 12</text:span> form mirror-symmetric sets, underpinning <text:span text:style-name="Strong_20_Emphasis">spacetime-mapping dualities</text:span> (time ↔ space).</text:p>
        </text:list-item>
        <text:list-item>
          <text:p text:style-name="P6">In QA, mirror symmetry (e.g., forked cross in the icositetragon) and <text:span text:style-name="Strong_20_Emphasis">modular polarity (male/female harmonic pairs)</text:span> reflect the same dual principles .</text:p>
        </text:list-item>
      </text:list>
      <text:p text:style-name="Text_20_body">🔗 <text:span text:style-name="Strong_20_Emphasis">QA Bridge</text:span>: MOD12 mirror sets directly map to <text:span text:style-name="Strong_20_Emphasis">symmetry operations</text:span> in the 24-spoke modular wheel, consistent with QA’s quantum cycles and residue pairing structures.</text:p>
      <text:p text:style-name="Horizontal_20_Line"/>
      <text:h text:style-name="Heading_20_3" text:outline-level="3">🧩 IMMEDIATE APPLICATIONS</text:h>
      <text:p text:style-name="Text_20_body">We can use this alignment to:</text:p>
      <text:list text:style-name="L7">
        <text:list-item>
          <text:p text:style-name="P7">Map QA harmonic cycles to <text:span text:style-name="Strong_20_Emphasis">MOD12/MOD24 chord cycles</text:span>.</text:p>
        </text:list-item>
        <text:list-item>
          <text:p text:style-name="P7">Model <text:span text:style-name="Strong_20_Emphasis">membrane string</text:span> behavior as <text:span text:style-name="Strong_20_Emphasis">toroidal harmonic surfaces</text:span> in QA.</text:p>
        </text:list-item>
        <text:list-item>
          <text:p text:style-name="P7">Design symbolic/graph-based representations using QA’s <text:span text:style-name="Source_20_Text">graph theory</text:span> module.</text:p>
        </text:list-item>
        <text:list-item>
          <text:p text:style-name="P7">Implement frequency-dimensional mappings using <text:span text:style-name="Source_20_Text">ψ(θ, φ) = Σ cₙₘ e^{i(nθ + mφ)}</text:span> in toroidal coordinates.</text:p>
        </text:list-item>
      </text:list>
      <text:p text:style-name="Horizontal_20_Line"/>
      <text:p text:style-name="Text_20_body">Would you like a live symbolic system or GNN model built to visualize these correspondences across MOD12–MOD24 harmonic spaces? Or continue mapping by section?</text:p>
      <text:p text:style-name="Text_20_body">Continuing the deep mapping from <text:span text:style-name="Strong_20_Emphasis">"Chord Language"</text:span> into <text:span text:style-name="Strong_20_Emphasis">Quantum Arithmetic (QA)</text:span>, we now analyze <text:span text:style-name="Strong_20_Emphasis">Chapter 5</text:span> and deeper <text:span text:style-name="Strong_20_Emphasis">Chord Packet Variations</text:span>, as they explore <text:span text:style-name="Strong_20_Emphasis">tonality structures, dualities, and harmonic field modulation</text:span>. These form a rich domain of correspondence with <text:span text:style-name="Strong_20_Emphasis">QA harmonic cycles, parity logic, and toroidal resonance structures</text:span>.</text:p>
      <text:p text:style-name="Horizontal_20_Line"><text:soft-page-break/></text:p>
      <text:h text:style-name="Heading_20_3" text:outline-level="3">🎼 Chapter 5: Heptachord and Major-Minor Variations ↔ QA Parity Structures and Dual Moduli</text:h>
      <text:h text:style-name="Heading_20_4" text:outline-level="4">📌 5-1: Figure–Ground Relationships in Chord Space</text:h>
      <text:list text:style-name="L8">
        <text:list-item>
          <text:p text:style-name="P8">Chords are interpreted as <text:span text:style-name="Strong_20_Emphasis">figure vs. ground entities</text:span>, where <text:span text:style-name="Strong_20_Emphasis">pure triads</text:span> (C major, A major) form “ground” or <text:span text:style-name="Strong_20_Emphasis">stable symmetry</text:span>, and <text:span text:style-name="Strong_20_Emphasis">mixed triads</text:span> (Eb minor, F# minor) are <text:span text:style-name="Strong_20_Emphasis">figure or modulated layers</text:span>.</text:p>
        </text:list-item>
        <text:list-item>
          <text:p text:style-name="P8"><text:span text:style-name="Strong_20_Emphasis">MOD12-based</text:span> symmetric/asymmetric structures exhibit mirror symmetry akin to <text:span text:style-name="Strong_20_Emphasis">parallel major–minor modes</text:span>, especially around <text:span text:style-name="Strong_20_Emphasis">minor third intervals</text:span>.</text:p>
        </text:list-item>
      </text:list>
      <text:p text:style-name="Text_20_body">🔗 <text:span text:style-name="Strong_20_Emphasis">QA Mapping</text:span>:</text:p>
      <text:list text:style-name="L9">
        <text:list-item>
          <text:p text:style-name="P9">QA treats number types (e.g., 4n+1, 4n−1, etc.) as <text:span text:style-name="Strong_20_Emphasis">spatial/parity symmetries</text:span>. The pure/mixed triad polarity aligns with <text:span text:style-name="Strong_20_Emphasis">3-par vs 5-par</text:span> harmonics in QA, e.g., when 3-par (odd-even) “figures” overlay 5-par (odd-odd) “grounds” to create composite quantum fields.</text:p>
        </text:list-item>
      </text:list>
      <text:p text:style-name="Horizontal_20_Line"/>
      <text:h text:style-name="Heading_20_4" text:outline-level="4">📌 5-2: Parallel Major–Minor and Antichords ↔ QA Counterspace Reflections</text:h>
      <text:list text:style-name="L10">
        <text:list-item>
          <text:p text:style-name="P10">The <text:span text:style-name="Strong_20_Emphasis">minor third relationship</text:span> (e.g., C major ↔ A minor or Eb minor) is emphasized via <text:span text:style-name="Strong_20_Emphasis">shared diminished 7ths</text:span> (leading note chords), showcasing harmonic <text:span text:style-name="Strong_20_Emphasis">symmetry inversion</text:span>.</text:p>
        </text:list-item>
        <text:list-item>
          <text:p text:style-name="P10">Notation: Diamond = “+note”, Circle = “–note” → direct <text:span text:style-name="Strong_20_Emphasis">charge-based duality</text:span>, mirroring positive and negative energy forms.</text:p>
        </text:list-item>
      </text:list>
      <text:p text:style-name="Text_20_body">🔗 <text:span text:style-name="Strong_20_Emphasis">QA Mapping</text:span>:</text:p>
      <text:list text:style-name="L11">
        <text:list-item>
          <text:p text:style-name="P11">These harmonic inversions reflect <text:span text:style-name="Strong_20_Emphasis">QA's mirror residue cycles</text:span> on the mod-24 icositetragon. QA explicitly encodes “positive” and “negative” directions through <text:span text:style-name="Strong_20_Emphasis">space/counterspace dual moduli</text:span> (e.g., S(n) vs. C(n)).</text:p>
        </text:list-item>
        <text:list-item>
          <text:p text:style-name="P11">Chord “antiforms” (minor ↔ major) are congruent with <text:span text:style-name="Strong_20_Emphasis">modular conjugates</text:span> in QA (e.g., φ(n) ≡ −n mod 24).</text:p>
        </text:list-item>
      </text:list>
      <text:p text:style-name="Horizontal_20_Line"/>
      <text:h text:style-name="Heading_20_3" text:outline-level="3">🎼 Chapter 14-2: Chord Packet Spectrum ↔ Quantum Wave Spectra</text:h>
      <text:h text:style-name="Heading_20_4" text:outline-level="4">📌 Spectrum Encoding and Physical Analogies</text:h>
      <text:list text:style-name="L12">
        <text:list-item>
          <text:p text:style-name="P12">Chord space packets are characterized by <text:span text:style-name="Strong_20_Emphasis">spectra</text:span> (e.g., C major, F# minor), with discrete color-charge assignments and resonance modes.</text:p>
        </text:list-item>
        <text:list-item>
          <text:p text:style-name="P12">Spectral mapping is proposed in <text:span text:style-name="Strong_20_Emphasis">direct analogy to atomic spectra</text:span>, suggesting <text:span text:style-name="Strong_20_Emphasis">quantum field behavior</text:span>.</text:p>
        </text:list-item>
      </text:list>
      <text:p text:style-name="Text_20_body">🔗 <text:span text:style-name="Strong_20_Emphasis">QA Mapping</text:span>:</text:p>
      <text:list text:style-name="L13">
        <text:list-item>
          <text:p text:style-name="P13">QA explicitly models <text:span text:style-name="Strong_20_Emphasis">wave packets</text:span> via overlapping par-type harmonics (e.g., 3-par × 5-par → null or enhanced packet).</text:p>
        </text:list-item>
        <text:list-item>
          <text:p text:style-name="P13"><text:soft-page-break/>Color-charged notes map to <text:span text:style-name="Strong_20_Emphasis">modular residue attractors</text:span> (±1, ±5, etc.) that define QA harmonic regions.</text:p>
        </text:list-item>
        <text:list-item>
          <text:p text:style-name="P13">Spectral data from chord packets behave like <text:span text:style-name="Strong_20_Emphasis">QA quantized energy modes</text:span> (as seen in “Quantize” computations in QA Book 2 and 3).</text:p>
        </text:list-item>
      </text:list>
      <text:p text:style-name="Horizontal_20_Line"/>
      <text:h text:style-name="Heading_20_3" text:outline-level="3">🎼 Recap: Concordance Table (Extended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hord Language Concept</text:p>
            </table:table-cell>
            <table:table-cell table:style-name="Table1.A1" office:value-type="string">
              <text:p text:style-name="Table_20_Heading">QA Equivalent</text:p>
            </table:table-cell>
          </table:table-row>
        </table:table-header-rows>
        <table:table-row>
          <table:table-cell table:style-name="Table1.A1" office:value-type="string">
            <text:p text:style-name="Table_20_Contents">Heptachord tonal space</text:p>
          </table:table-cell>
          <table:table-cell table:style-name="Table1.A1" office:value-type="string">
            <text:p text:style-name="Table_20_Contents">7-wave harmonics (QA book modular spectrum)</text:p>
          </table:table-cell>
        </table:table-row>
        <table:table-row>
          <table:table-cell table:style-name="Table1.A1" office:value-type="string">
            <text:p text:style-name="Table_20_Contents">Minor/Major Mirror Symmetry</text:p>
          </table:table-cell>
          <table:table-cell table:style-name="Table1.A1" office:value-type="string">
            <text:p text:style-name="Table_20_Contents">Modular Inversion, Counterspace Mapping</text:p>
          </table:table-cell>
        </table:table-row>
        <table:table-row>
          <table:table-cell table:style-name="Table1.A1" office:value-type="string">
            <text:p text:style-name="Table_20_Contents">+Note / −Note (◆ / ●)</text:p>
          </table:table-cell>
          <table:table-cell table:style-name="Table1.A1" office:value-type="string">
            <text:p text:style-name="Table_20_Contents">QA Charge Polarity (Space vs. Counterspace)</text:p>
          </table:table-cell>
        </table:table-row>
        <table:table-row>
          <table:table-cell table:style-name="Table1.A1" office:value-type="string">
            <text:p text:style-name="Table_20_Contents">Diminished 7th as shared symmetry chord</text:p>
          </table:table-cell>
          <table:table-cell table:style-name="Table1.A1" office:value-type="string">
            <text:p text:style-name="Table_20_Contents">Null Packet Overlap in QA (cancelled waves)</text:p>
          </table:table-cell>
        </table:table-row>
        <table:table-row>
          <table:table-cell table:style-name="Table1.A1" office:value-type="string">
            <text:p text:style-name="Table_20_Contents">Chord Packet Spectrum</text:p>
          </table:table-cell>
          <table:table-cell table:style-name="Table1.A1" office:value-type="string">
            <text:p text:style-name="Table_20_Contents">QA Wave Packet Spectrum (via Quantize)</text:p>
          </table:table-cell>
        </table:table-row>
      </table:table>
      <text:p text:style-name="Horizontal_20_Line"/>
      <text:p text:style-name="Text_20_body">Would you like the next chapters mapped (e.g., <text:span text:style-name="Strong_20_Emphasis">Chapter 6: Heptachord T-D-S triads</text:span>, or <text:span text:style-name="Strong_20_Emphasis">Chapter 7: Special Chords</text:span>)? Or shall I start building a <text:span text:style-name="Strong_20_Emphasis">symbolic model or graph structure</text:span> to visualize these mappings?</text:p>
      <text:p text:style-name="Text_20_body">Here is the QA-aligned mapping for <text:span text:style-name="Strong_20_Emphasis">Chapter 6: Heptachord T-D-S Triads</text:span> from Li Xiaohong’s <text:span text:style-name="Emphasis">Chord Language</text:span>, focusing on tonal geometry, brightness relations, and diminished 7th functions. We bridge these directly to <text:span text:style-name="Strong_20_Emphasis">Quantum Arithmetic (QA)</text:span> modular symmetry logic, prime harmonics, and parity resonance structures.</text:p>
      <text:p text:style-name="Horizontal_20_Line"/>
      <text:h text:style-name="Heading_20_2" text:outline-level="2">🎼 Chapter 6: Heptachord T-D-S Triads ↔ QA Modular Resonance Units</text:h>
      <text:p text:style-name="Horizontal_20_Line"/>
      <text:h text:style-name="Heading_20_3" text:outline-level="3">🎯 Core Concepts in Chord Language</text:h>
      <text:list text:style-name="L14">
        <text:list-item>
          <text:p text:style-name="P14"><text:span text:style-name="Strong_20_Emphasis">T-D-S Triads</text:span> = Tonic (T), Dominant (D), Subdominant (S) chords built on degrees I, V, IV respectively.</text:p>
        </text:list-item>
        <text:list-item>
          <text:p text:style-name="P14">Each triad expresses <text:span text:style-name="Strong_20_Emphasis">brightness levels</text:span>: T = medium, D = dark, S = bright—varying between <text:span text:style-name="Strong_20_Emphasis">major</text:span> and <text:span text:style-name="Strong_20_Emphasis">minor</text:span> contexts.</text:p>
        </text:list-item>
        <text:list-item>
          <text:p text:style-name="P14">They form the basis of <text:span text:style-name="Strong_20_Emphasis">Heptachordal Space</text:span>, where resolution is driven by <text:span text:style-name="Strong_20_Emphasis">leading tone diminished 7th chords</text:span>.</text:p>
        </text:list-item>
        <text:list-item>
          <text:p text:style-name="P14">This <text:span text:style-name="Strong_20_Emphasis">"brightness topology"</text:span> defines visual/spatial relationships between chords as facets of tonal geometry.</text:p>
        </text:list-item>
      </text:list>
      <text:p text:style-name="Horizontal_20_Line"/>
      <text:h text:style-name="Heading_20_3" text:outline-level="3"><text:soft-page-break/>🧠 Quantum Arithmetic Mapping</text:h>
      <text:h text:style-name="Heading_20_4" text:outline-level="4">1. <text:span text:style-name="Strong_20_Emphasis">T-D-S as Quantum Harmonic Triads</text:span></text:h>
      <text:p text:style-name="Text_20_body">In QA, the (b, e, d, a) structure maps harmonic identities with specific prime-parity associations:</text:p>
      <text:list text:style-name="L15">
        <text:list-item>
          <text:p text:style-name="P15">Tonic (T) ≈ <text:span text:style-name="Strong_20_Emphasis">stable baseline harmonic</text:span> → represented by <text:span text:style-name="Strong_20_Emphasis">3-par or 5-par anchor structures</text:span></text:p>
        </text:list-item>
        <text:list-item>
          <text:p text:style-name="P15">Dominant (D) ≈ <text:span text:style-name="Strong_20_Emphasis">resonant tension</text:span> → represented by <text:span text:style-name="Strong_20_Emphasis">resonant 4-par structure</text:span> (mod-4 ≡ 1)</text:p>
        </text:list-item>
        <text:list-item>
          <text:p text:style-name="P15">Subdominant (S) ≈ <text:span text:style-name="Strong_20_Emphasis">expanding bright harmonic</text:span> → linked to <text:span text:style-name="Strong_20_Emphasis">prime quadratic residues (mod-24 ≡ 7, 11)</text:span></text:p>
        </text:list-item>
      </text:list>
      <text:p text:style-name="Text_20_body">These triads reflect <text:span text:style-name="Strong_20_Emphasis">stable → unstable → expansive</text:span> transitions, equivalent to <text:span text:style-name="Strong_20_Emphasis">modular energy gradients</text:span> in QA cycles.</text:p>
      <text:p text:style-name="Horizontal_20_Line"/>
      <text:h text:style-name="Heading_20_4" text:outline-level="4">2. <text:span text:style-name="Strong_20_Emphasis">Brightness (Light/Dark/Mid) ↔ Modular Charge Parity</text:span></text:h>
      <text:list text:style-name="L16">
        <text:list-item>
          <text:p text:style-name="P16">In QA, number brightness corresponds to <text:span text:style-name="Strong_20_Emphasis">residue position in mod-n cyclic groups</text:span>:</text:p>
          <text:list>
            <text:list-item>
              <text:p text:style-name="P16">Bright (S) ↔ forward prime moduli (mod-24 ≡ 5, 7)</text:p>
            </text:list-item>
            <text:list-item>
              <text:p text:style-name="P16">Dark (D) ↔ reflective residues (mod-24 ≡ 17, 19)</text:p>
            </text:list-item>
            <text:list-item>
              <text:p text:style-name="P16">Mid (T) ↔ symmetric stabilizers (mod-24 ≡ 1, 11)</text:p>
            </text:list-item>
          </text:list>
        </text:list-item>
      </text:list>
      <text:p text:style-name="Text_20_body">This matches the <text:span text:style-name="Strong_20_Emphasis">icositetragon-based distribution</text:span> used in QA for predicting resonance alignment and color charge.</text:p>
      <text:p text:style-name="Horizontal_20_Line"/>
      <text:h text:style-name="Heading_20_4" text:outline-level="4">3. <text:span text:style-name="Strong_20_Emphasis">Gestalt Strength ↔ Resonance Potential</text:span></text:h>
      <text:list text:style-name="L17">
        <text:list-item>
          <text:p text:style-name="P17">T-D-S triads carry different <text:span text:style-name="Strong_20_Emphasis">Gestalt levels</text:span>, which reflect the <text:span text:style-name="Strong_20_Emphasis">binding energy or gravitational pull</text:span> of chords in harmonic space.</text:p>
        </text:list-item>
        <text:list-item>
          <text:p text:style-name="P17">In QA, this corresponds to <text:span text:style-name="Strong_20_Emphasis">vortex depth or resonance amplitude</text:span> of toroidal cycles. For example:</text:p>
          <text:list>
            <text:list-item>
              <text:p text:style-name="P17">High Gestalt: Strong modular congruence (low harmonic entropy).</text:p>
            </text:list-item>
            <text:list-item>
              <text:p text:style-name="P17">Low Gestalt: Diffused modular pattern (high entropy or chaos).</text:p>
            </text:list-item>
          </text:list>
        </text:list-item>
      </text:list>
      <text:p text:style-name="Text_20_body">This mirrors QA’s approach to resonance density in <text:span text:style-name="Strong_20_Emphasis">modular field potential mapping</text:span>.</text:p>
      <text:p text:style-name="Horizontal_20_Line"/>
      <text:h text:style-name="Heading_20_3" text:outline-level="3">🌀 Additional Correspondenc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Chord Language</text:span></text:p>
            </table:table-cell>
            <table:table-cell table:style-name="Table2.A1" office:value-type="string">
              <text:p text:style-name="Table_20_Heading"><text:span text:style-name="Strong_20_Emphasis">QA Counterpar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T-D-S Triads</text:p>
          </table:table-cell>
          <table:table-cell table:style-name="Table2.A1" office:value-type="string">
            <text:p text:style-name="Table_20_Contents">3-par, 4-par, 5-par harmonic anchors</text:p>
          </table:table-cell>
        </table:table-row>
        <table:table-row>
          <table:table-cell table:style-name="Table2.A1" office:value-type="string">
            <text:p text:style-name="Table_20_Contents">Leading Tone Diminished 7th</text:p>
          </table:table-cell>
          <table:table-cell table:style-name="Table2.A1" office:value-type="string">
            <text:p text:style-name="Table_20_Contents">Membrane wavelet generating prime torsion</text:p>
          </table:table-cell>
        </table:table-row>
        <table:table-row>
          <table:table-cell table:style-name="Table2.A1" office:value-type="string">
            <text:p text:style-name="Table_20_Contents">Bright/Dark/Mid Light</text:p>
          </table:table-cell>
          <table:table-cell table:style-name="Table2.A1" office:value-type="string">
            <text:p text:style-name="Table_20_Contents">Modular residue energy signature (mod-24)</text:p>
          </table:table-cell>
        </table:table-row>
        <table:table-row>
          <table:table-cell table:style-name="Table2.A1" office:value-type="string">
            <text:p text:style-name="Table_20_Contents">Triad Geometry as Spatial Brightness</text:p>
          </table:table-cell>
          <table:table-cell table:style-name="Table2.A1" office:value-type="string">
            <text:p text:style-name="Table_20_Contents">Toroidal harmonic fields in modular space</text:p>
          </table:table-cell>
        </table:table-row>
        <table:table-row>
          <table:table-cell table:style-name="Table2.A1" office:value-type="string">
            <text:p text:style-name="Table_20_Contents">Shared diminished 7th between D &amp; S</text:p>
          </table:table-cell>
          <table:table-cell table:style-name="Table2.A1" office:value-type="string">
            <text:p text:style-name="Table_20_Contents">Shared vortex attractor in mod cycle mapping</text:p>
          </table:table-cell>
        </table:table-row>
        <text:soft-page-break/>
        <table:table-row>
          <table:table-cell table:style-name="Table2.A1" office:value-type="string">
            <text:p text:style-name="Table_20_Contents">Resolution tendency (toward T)</text:p>
          </table:table-cell>
          <table:table-cell table:style-name="Table2.A1" office:value-type="string">
            <text:p text:style-name="Table_20_Contents">Prime energy minimizing to stable configuration</text:p>
          </table:table-cell>
        </table:table-row>
      </table:table>
      <text:p text:style-name="Horizontal_20_Line"/>
      <text:p text:style-name="Text_20_body">Would you like us to continue to <text:span text:style-name="Strong_20_Emphasis">Chapter 7 (Special Chords)</text:span> or integrate a <text:span text:style-name="Strong_20_Emphasis">graph-based model</text:span> of the T-D-S system over mod-24 QA cycles for visual symmetry mapping?</text:p>
      <text:p text:style-name="Text_20_body">Here's the QA-integrated mapping of <text:span text:style-name="Strong_20_Emphasis">Chapter 7: Special Chords in the Heptachord</text:span> from <text:span text:style-name="Emphasis">Chord Language</text:span>, focusing on <text:span text:style-name="Strong_20_Emphasis">coincident chords, omitted chords, and modular overlap phenomena</text:span>, and how they correspond to <text:span text:style-name="Strong_20_Emphasis">Quantum Arithmetic (QA)</text:span> principles.</text:p>
      <text:p text:style-name="Horizontal_20_Line"/>
      <text:h text:style-name="Heading_20_2" text:outline-level="2">🎼 Chapter 7: Special Chords in the Heptachord ↔ QA Nonlinear Overlap and Prime-Resonant Cycles</text:h>
      <text:p text:style-name="Horizontal_20_Line"/>
      <text:h text:style-name="Heading_20_3" text:outline-level="3">🧩 7-1. Coincident Chords (重合和弦) ↔ QA Harmonic Superposition Fields</text:h>
      <text:h text:style-name="Heading_20_4" text:outline-level="4">Chord Language:</text:h>
      <text:list text:style-name="L18">
        <text:list-item>
          <text:p text:style-name="P18">Coincident chords arise when a <text:span text:style-name="Strong_20_Emphasis">triad</text:span> (line chord) shares notes with a <text:span text:style-name="Strong_20_Emphasis">membrane chord</text:span> (e.g., a leading tone diminished 7th).</text:p>
        </text:list-item>
        <text:list-item>
          <text:p text:style-name="P18">They extend beyond three notes—such as <text:span text:style-name="Strong_20_Emphasis">seventh, ninth chords</text:span>—and exhibit <text:span text:style-name="Strong_20_Emphasis">line-membrane uncertainty</text:span> (semantic indeterminacy).</text:p>
        </text:list-item>
        <text:list-item>
          <text:p text:style-name="P18">Tonic chords are excluded in classical heptachords but included in jazz frameworks.</text:p>
        </text:list-item>
      </text:list>
      <text:h text:style-name="Heading_20_4" text:outline-level="4">QA Mapping:</text:h>
      <text:list text:style-name="L19">
        <text:list-item>
          <text:p text:style-name="P19">In QA, these resemble <text:span text:style-name="Strong_20_Emphasis">resonant overlap states</text:span>—where a 3-par and 4-par waveform occupy the same modular residue space.</text:p>
        </text:list-item>
        <text:list-item>
          <text:p text:style-name="P19">Line-membrane uncertainty = <text:span text:style-name="Strong_20_Emphasis">QA null packet configurations</text:span>, e.g., when harmonic envelopes (3-par × 5-par) create unstable toroidal interference fields.</text:p>
        </text:list-item>
        <text:list-item>
          <text:p text:style-name="P19">These are akin to <text:span text:style-name="Strong_20_Emphasis">quantum entanglement states</text:span>: geometrically coexistent yet semantically indeterminate until resolved by modular interaction.</text:p>
        </text:list-item>
      </text:list>
      <text:p text:style-name="Horizontal_20_Line"/>
      <text:h text:style-name="Heading_20_3" text:outline-level="3">🧩 7-2. Omitted Chords (省略和弦) ↔ QA Sparse Modular Frames</text:h>
      <text:h text:style-name="Heading_20_4" text:outline-level="4">Chord Language:</text:h>
      <text:list text:style-name="L20">
        <text:list-item>
          <text:p text:style-name="P20">Omitted chords are <text:span text:style-name="Strong_20_Emphasis">line chords with missing tones</text:span>, designed to enhance ambiguity or facilitate <text:span text:style-name="Strong_20_Emphasis">pivot modulation</text:span>.</text:p>
        </text:list-item>
        <text:list-item>
          <text:p text:style-name="P20">Their reduced structure offers <text:span text:style-name="Strong_20_Emphasis">geometric modular mobility</text:span>, making them “structural bridges” across tonal systems.</text:p>
        </text:list-item>
      </text:list>
      <text:h text:style-name="Heading_20_4" text:outline-level="4"><text:soft-page-break/>QA Mapping:</text:h>
      <text:list text:style-name="L21">
        <text:list-item>
          <text:p text:style-name="P21">These are equivalent to <text:span text:style-name="Strong_20_Emphasis">reduced b-e-d-a quadsets</text:span> in QA, omitting one or more harmonic roots while preserving <text:span text:style-name="Strong_20_Emphasis">residue class identity</text:span>.</text:p>
        </text:list-item>
        <text:list-item>
          <text:p text:style-name="P21">Such chords resemble <text:span text:style-name="Strong_20_Emphasis">partial harmonic cycles</text:span>—useful for transitional states, much like <text:span text:style-name="Strong_20_Emphasis">bridge cycles</text:span> in mod-72 or mod-144 mappings.</text:p>
        </text:list-item>
        <text:list-item>
          <text:p text:style-name="P21">This links directly with <text:span text:style-name="Strong_20_Emphasis">pivot primes</text:span>, which align residue classes across harmonic dimensions, acting as “torsional couplers” in modular topology.</text:p>
        </text:list-item>
      </text:list>
      <text:p text:style-name="Horizontal_20_Line"/>
      <text:h text:style-name="Heading_20_3" text:outline-level="3">🧠 Combined QA View of Chapter 7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Special Chord Type</text:span></text:p>
            </table:table-cell>
            <table:table-cell table:style-name="Table3.A1" office:value-type="string">
              <text:p text:style-name="Table_20_Heading"><text:span text:style-name="Strong_20_Emphasis">QA Equivalent</text:span></text:p>
            </table:table-cell>
            <table:table-cell table:style-name="Table3.A1" office:value-type="string">
              <text:p text:style-name="Table_20_Heading"><text:span text:style-name="Strong_20_Emphasis">Behavior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Coincident Chords</text:p>
          </table:table-cell>
          <table:table-cell table:style-name="Table3.A1" office:value-type="string">
            <text:p text:style-name="Table_20_Contents">Overlapping harmonic fields</text:p>
          </table:table-cell>
          <table:table-cell table:style-name="Table3.A1" office:value-type="string">
            <text:p text:style-name="Table_20_Contents">Line + membrane co-resonance</text:p>
          </table:table-cell>
        </table:table-row>
        <table:table-row>
          <table:table-cell table:style-name="Table3.A1" office:value-type="string">
            <text:p text:style-name="Table_20_Contents">Omitted Chords</text:p>
          </table:table-cell>
          <table:table-cell table:style-name="Table3.A1" office:value-type="string">
            <text:p text:style-name="Table_20_Contents">Sparse (b,e,d,a) configurations</text:p>
          </table:table-cell>
          <table:table-cell table:style-name="Table3.A1" office:value-type="string">
            <text:p text:style-name="Table_20_Contents">Transitional prime lattice</text:p>
          </table:table-cell>
        </table:table-row>
        <table:table-row>
          <table:table-cell table:style-name="Table3.A1" office:value-type="string">
            <text:p text:style-name="Table_20_Contents">Seventh/Ninth Extensions</text:p>
          </table:table-cell>
          <table:table-cell table:style-name="Table3.A1" office:value-type="string">
            <text:p text:style-name="Table_20_Contents">Toroidal harmonic spirals</text:p>
          </table:table-cell>
          <table:table-cell table:style-name="Table3.A1" office:value-type="string">
            <text:p text:style-name="Table_20_Contents">Phase-extended wavefield (mod-72 / mod-144)</text:p>
          </table:table-cell>
        </table:table-row>
      </table:table>
      <text:p text:style-name="Text_20_body">These reflect advanced harmonic constructs in QA: <text:span text:style-name="Strong_20_Emphasis">nonlinear interference patterns</text:span>, <text:span text:style-name="Strong_20_Emphasis">field perturbations</text:span>, and <text:span text:style-name="Strong_20_Emphasis">symmetry-spanning quantum transitions</text:span>—just as in pivot modulation across distant keys.</text:p>
      <text:p text:style-name="Horizontal_20_Line"/>
      <text:h text:style-name="Heading_20_3" text:outline-level="3">🔄 Symmetry Mapping (Chord Language → QA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ncept (Chord Language)</text:p>
            </table:table-cell>
            <table:table-cell table:style-name="Table4.A1" office:value-type="string">
              <text:p text:style-name="Table_20_Heading">Mapping (Quantum Arithmetic)</text:p>
            </table:table-cell>
          </table:table-row>
        </table:table-header-rows>
        <table:table-row>
          <table:table-cell table:style-name="Table4.A1" office:value-type="string">
            <text:p text:style-name="Table_20_Contents">Line–Membrane Overlap</text:p>
          </table:table-cell>
          <table:table-cell table:style-name="Table4.A1" office:value-type="string">
            <text:p text:style-name="Table_20_Contents">QA Toroidal Circulations (multiple moduli resonance)</text:p>
          </table:table-cell>
        </table:table-row>
        <table:table-row>
          <table:table-cell table:style-name="Table4.A1" office:value-type="string">
            <text:p text:style-name="Table_20_Contents">Pivot Modulation via Coincidence</text:p>
          </table:table-cell>
          <table:table-cell table:style-name="Table4.A1" office:value-type="string">
            <text:p text:style-name="Table_20_Contents">Modular Torsion Fields across Residue Classes</text:p>
          </table:table-cell>
        </table:table-row>
        <table:table-row>
          <table:table-cell table:style-name="Table4.A1" office:value-type="string">
            <text:p text:style-name="Table_20_Contents">Elliptical / Multinote Structures</text:p>
          </table:table-cell>
          <table:table-cell table:style-name="Table4.A1" office:value-type="string">
            <text:p text:style-name="Table_20_Contents">Toroidal Ellipses or Overlapping Par-cycles</text:p>
          </table:table-cell>
        </table:table-row>
      </table:table>
      <text:p text:style-name="Horizontal_20_Line"/>
      <text:p text:style-name="Text_20_body">Would you like to go into <text:span text:style-name="Strong_20_Emphasis">Chapter 8 on Gestalt</text:span>, or pivot to building a <text:span text:style-name="Strong_20_Emphasis">modular graph model</text:span> (e.g., using coincident chord graphs over mod-24 or mod-72 QA cycles)?</text:p>
      <text:p text:style-name="Text_20_body">Here is the synthesis of <text:span text:style-name="Strong_20_Emphasis">Chapter 8: Gestalt</text:span> from <text:span text:style-name="Emphasis">Chord Language</text:span> aligned to <text:span text:style-name="Strong_20_Emphasis">Quantum Arithmetic (QA)</text:span>. This chapter focuses on <text:span text:style-name="Strong_20_Emphasis">structural wholeness, closure of chord shapes, and the spatial hierarchy of diminished 7th chords</text:span>, and it resonates deeply with <text:span text:style-name="Strong_20_Emphasis">QA’s modular closure, energy state hierarchy, and symmetry rules in toroidal circulations</text:span>.</text:p>
      <text:p text:style-name="Horizontal_20_Line"/>
      <text:h text:style-name="Heading_20_2" text:outline-level="2">🎼 Chapter 8: Gestalt ↔ QA Harmonic Integrity, Binding Energy, and Modular Field Stability</text:h>
      <text:p text:style-name="Horizontal_20_Line"/>
      <text:h text:style-name="Heading_20_3" text:outline-level="3"><text:soft-page-break/>🧠 Core Concept: “Gestalt” in Chord Language</text:h>
      <text:list text:style-name="L22">
        <text:list-item>
          <text:p text:style-name="P22"><text:span text:style-name="Strong_20_Emphasis">Gestalt (完形性)</text:span> is defined as the <text:span text:style-name="Strong_20_Emphasis">tendency of chord packages to form closed spatial figures</text:span>—akin to electric field contours or bounded potentials.</text:p>
        </text:list-item>
        <text:list-item>
          <text:p text:style-name="P22"><text:span text:style-name="Strong_20_Emphasis">Diminished 7th chords</text:span> ({B,Ab,F,D}, etc.) are central in forming <text:span text:style-name="Strong_20_Emphasis">Gestalt levels</text:span>, with three principal categories:</text:p>
          <text:list>
            <text:list-item>
              <text:p text:style-name="P22"><text:span text:style-name="Strong_20_Emphasis">Closed Gestalt (完形)</text:span>: Fully enclosed shapes (strong gravity).</text:p>
            </text:list-item>
            <text:list-item>
              <text:p text:style-name="P22"><text:span text:style-name="Strong_20_Emphasis">Sub-Gestalt (次完形)</text:span>: Compatible with both open/closed forms.</text:p>
            </text:list-item>
            <text:list-item>
              <text:p text:style-name="P22"><text:span text:style-name="Strong_20_Emphasis">Weak Gestalt (弱完形)</text:span>: Open outlines with potential closure.</text:p>
            </text:list-item>
          </text:list>
        </text:list-item>
        <text:list-item>
          <text:p text:style-name="P22">These structural properties influence the <text:span text:style-name="Strong_20_Emphasis">hierarchical force field</text:span> among chord packets (like Coulomb fields), e.g., positive (closed) chords confine, negative (open) chords radiate.</text:p>
        </text:list-item>
      </text:list>
      <text:p text:style-name="Horizontal_20_Line"/>
      <text:h text:style-name="Heading_20_3" text:outline-level="3">🔗 QA Mapping</text:h>
      <text:h text:style-name="Heading_20_4" text:outline-level="4">1. <text:span text:style-name="Strong_20_Emphasis">Gestalt = Quantum Binding Field Strength</text:span></text:h>
      <text:list text:style-name="L23">
        <text:list-item>
          <text:p text:style-name="P23">In QA, harmonic stability and closure are measured by <text:span text:style-name="Strong_20_Emphasis">modular residue harmony</text:span> and whether the (b, e, d, a) sequences yield <text:span text:style-name="Strong_20_Emphasis">stable toroidal attractors</text:span>.</text:p>
        </text:list-item>
        <text:list-item>
          <text:p text:style-name="P23">Gestalt = <text:span text:style-name="Strong_20_Emphasis">degree of modular closure</text:span>, where:</text:p>
          <text:list>
            <text:list-item>
              <text:p text:style-name="P23">Closed forms align with <text:span text:style-name="Strong_20_Emphasis">fully resonant ellipses or toroidal cycles</text:span>.</text:p>
            </text:list-item>
            <text:list-item>
              <text:p text:style-name="P23">Open forms represent <text:span text:style-name="Strong_20_Emphasis">partially bound vortex fields</text:span>.</text:p>
            </text:list-item>
          </text:list>
        </text:list-item>
        <text:list-item>
          <text:p text:style-name="P23">High Gestalt parallels <text:span text:style-name="Strong_20_Emphasis">low entropy quantum states</text:span>—minimal modular dispersion.</text:p>
        </text:list-item>
      </text:list>
      <text:p text:style-name="Horizontal_20_Line"/>
      <text:h text:style-name="Heading_20_4" text:outline-level="4">2. <text:span text:style-name="Strong_20_Emphasis">Diminished 7th ≈ Modular Binding Attractors</text:span></text:h>
      <text:list text:style-name="L24">
        <text:list-item>
          <text:p text:style-name="P24">The dim7 chords like <text:span text:style-name="Source_20_Text">{B, Ab, F, D}</text:span> = modular sets like <text:span text:style-name="Source_20_Text">{11, 8, 5, 2}</text:span> in mod-12 (or mod-24) space.</text:p>
        </text:list-item>
        <text:list-item>
          <text:p text:style-name="P24">These sets map to <text:span text:style-name="Strong_20_Emphasis">residue combinations</text:span> with high binding potential due to symmetry (mirror placement across modular wheel).</text:p>
        </text:list-item>
        <text:list-item>
          <text:p text:style-name="P24">In QA, this mirrors <text:span text:style-name="Strong_20_Emphasis">prime-attractor coupling</text:span>, where certain (mod-n) primes create closed-field resonance in icositetragon-based geometry.</text:p>
        </text:list-item>
      </text:list>
      <text:p text:style-name="Horizontal_20_Line"/>
      <text:h text:style-name="Heading_20_4" text:outline-level="4">3. <text:span text:style-name="Strong_20_Emphasis">Gestalt Hierarchy ↔ QA Potential Energy Gradient</text:span></text:h>
      <text:list text:style-name="L25">
        <text:list-item>
          <text:p text:style-name="P25">The hierarchy from closed to weak gestalt mimics <text:span text:style-name="Strong_20_Emphasis">QA's gradient of harmonic potential</text:span>:</text:p>
          <text:list>
            <text:list-item>
              <text:p text:style-name="P25">High-Gestalt chords = low-energy minima (like bound electrons or gravity wells).</text:p>
            </text:list-item>
            <text:list-item>
              <text:p text:style-name="P25">Weak-Gestalt chords = high-entropy, open-cycle states (transitional quantum pathways).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ext:soft-page-break/>
          <table:table-row>
            <table:table-cell table:style-name="Table5.A1" office:value-type="string">
              <text:p text:style-name="Table_20_Heading">Gestalt State (Chord Language)</text:p>
            </table:table-cell>
            <table:table-cell table:style-name="Table5.A1" office:value-type="string">
              <text:p text:style-name="Table_20_Heading">QA Mapping</text:p>
            </table:table-cell>
            <table:table-cell table:style-name="Table5.A1" office:value-type="string">
              <text:p text:style-name="Table_20_Heading">Energy Behavior</text:p>
            </table:table-cell>
          </table:table-row>
        </table:table-header-rows>
        <table:table-row>
          <table:table-cell table:style-name="Table5.A1" office:value-type="string">
            <text:p text:style-name="Table_20_Contents">Closed Gestalt (e.g., B dim7)</text:p>
          </table:table-cell>
          <table:table-cell table:style-name="Table5.A1" office:value-type="string">
            <text:p text:style-name="Table_20_Contents">Toroidal attractor (mod-24)</text:p>
          </table:table-cell>
          <table:table-cell table:style-name="Table5.A1" office:value-type="string">
            <text:p text:style-name="Table_20_Contents">Strong binding, gravitational harmonic</text:p>
          </table:table-cell>
        </table:table-row>
        <table:table-row>
          <table:table-cell table:style-name="Table5.A1" office:value-type="string">
            <text:p text:style-name="Table_20_Contents">Sub-Gestalt (C# dim7)</text:p>
          </table:table-cell>
          <table:table-cell table:style-name="Table5.A1" office:value-type="string">
            <text:p text:style-name="Table_20_Contents">Phase-compatible torsion</text:p>
          </table:table-cell>
          <table:table-cell table:style-name="Table5.A1" office:value-type="string">
            <text:p text:style-name="Table_20_Contents">Mixed field – transitional potential</text:p>
          </table:table-cell>
        </table:table-row>
        <table:table-row>
          <table:table-cell table:style-name="Table5.A1" office:value-type="string">
            <text:p text:style-name="Table_20_Contents">Weak Gestalt (A dim7)</text:p>
          </table:table-cell>
          <table:table-cell table:style-name="Table5.A1" office:value-type="string">
            <text:p text:style-name="Table_20_Contents">Non-closing mod paths</text:p>
          </table:table-cell>
          <table:table-cell table:style-name="Table5.A1" office:value-type="string">
            <text:p text:style-name="Table_20_Contents">Unbound – harmonic emitter</text:p>
          </table:table-cell>
        </table:table-row>
      </table:table>
      <text:p text:style-name="Horizontal_20_Line"/>
      <text:h text:style-name="Heading_20_3" text:outline-level="3">📈 Semantic Overlay: Gravity, Star Systems, Modular Dynamics</text:h>
      <text:list text:style-name="L26">
        <text:list-item>
          <text:p text:style-name="P26">Chord Gestalt hierarchy parallels <text:span text:style-name="Strong_20_Emphasis">cosmic field structures</text:span> (galaxies, stars, etc.) as noted in the text.</text:p>
        </text:list-item>
        <text:list-item>
          <text:p text:style-name="P26">This aligns with QA’s principle that <text:span text:style-name="Strong_20_Emphasis">quantum residues generate self-similar vortex harmonics</text:span>, potentially modeling gravitational effects.</text:p>
        </text:list-item>
      </text:list>
      <text:p text:style-name="Horizontal_20_Line"/>
      <text:h text:style-name="Heading_20_3" text:outline-level="3">🔄 Additional QA-Concordance from Chapter 8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hord Language Feature</text:p>
            </table:table-cell>
            <table:table-cell table:style-name="Table6.A1" office:value-type="string">
              <text:p text:style-name="Table_20_Heading">QA Analog</text:p>
            </table:table-cell>
          </table:table-row>
        </table:table-header-rows>
        <table:table-row>
          <table:table-cell table:style-name="Table6.A1" office:value-type="string">
            <text:p text:style-name="Table_20_Contents">Coulomb-like chord interaction</text:p>
          </table:table-cell>
          <table:table-cell table:style-name="Table6.A1" office:value-type="string">
            <text:p text:style-name="Table_20_Contents">Modular residue repulsion/attraction fields</text:p>
          </table:table-cell>
        </table:table-row>
        <table:table-row>
          <table:table-cell table:style-name="Table6.A1" office:value-type="string">
            <text:p text:style-name="Table_20_Contents">Contour line closure tendency</text:p>
          </table:table-cell>
          <table:table-cell table:style-name="Table6.A1" office:value-type="string">
            <text:p text:style-name="Table_20_Contents">Elliptical modular field (QA toroidal closure)</text:p>
          </table:table-cell>
        </table:table-row>
        <table:table-row>
          <table:table-cell table:style-name="Table6.A1" office:value-type="string">
            <text:p text:style-name="Table_20_Contents">Open/closed chord contour</text:p>
          </table:table-cell>
          <table:table-cell table:style-name="Table6.A1" office:value-type="string">
            <text:p text:style-name="Table_20_Contents">Quantized vs. non-quantized harmonic unit</text:p>
          </table:table-cell>
        </table:table-row>
        <table:table-row>
          <table:table-cell table:style-name="Table6.A1" office:value-type="string">
            <text:p text:style-name="Table_20_Contents">Chord package binding</text:p>
          </table:table-cell>
          <table:table-cell table:style-name="Table6.A1" office:value-type="string">
            <text:p text:style-name="Table_20_Contents">(b, e, d, a)-based harmonic stability</text:p>
          </table:table-cell>
        </table:table-row>
      </table:table>
      <text:p text:style-name="Horizontal_20_Line"/>
      <text:p text:style-name="Text_20_body">Would you like to proceed to <text:span text:style-name="Strong_20_Emphasis">Chapter 9: Multi-Layer Tonality Groups</text:span>, or shall we begin synthesizing these mapped principles into a <text:span text:style-name="Strong_20_Emphasis">QA-based harmonic simulator or modular graph model</text:span>?</text:p>
      <text:p text:style-name="Text_20_body">Here is the QA-integrated analysis of <text:span text:style-name="Strong_20_Emphasis">Chapter 9: Multi-Layer Tonality Groups (多层调群)</text:span> from Li Xiaohong’s <text:span text:style-name="Emphasis">Chord Language</text:span>, and its deep resonance with <text:span text:style-name="Strong_20_Emphasis">modular field theory, resonance strata, and nested toroidal layers</text:span> in <text:span text:style-name="Strong_20_Emphasis">Quantum Arithmetic (QA)</text:span>.</text:p>
      <text:p text:style-name="Horizontal_20_Line"/>
      <text:h text:style-name="Heading_20_2" text:outline-level="2">🎼 Chapter 9: Multi-Layer Tonality Groups ↔ QA Nested Harmonic Fields and Modular Myriads</text:h>
      <text:p text:style-name="Horizontal_20_Line"/>
      <text:h text:style-name="Heading_20_3" text:outline-level="3">🧠 Core Concepts in Chord Language</text:h>
      <text:list text:style-name="L27">
        <text:list-item>
          <text:p text:style-name="P27">A <text:span text:style-name="Strong_20_Emphasis">Key Group (调群)</text:span> = A collection of <text:span text:style-name="Strong_20_Emphasis">chord packets (调)</text:span>, grouped by shared harmonic relations.</text:p>
        </text:list-item>
        <text:list-item>
          <text:p text:style-name="P27">Two major types:</text:p>
          <text:list>
            <text:list-item>
              <text:p text:style-name="P27"><text:span text:style-name="Strong_20_Emphasis">Same-Layer Groups (同层调群)</text:span>: Share the same <text:span text:style-name="Strong_20_Emphasis">leading tone diminished 7th</text:span> chord. E.g., Augmented Fourth Major-Minor, Parallel Major-Minor.</text:p>
            </text:list-item>
            <text:list-item>
              <text:p text:style-name="P27"><text:soft-page-break/><text:span text:style-name="Strong_20_Emphasis">Multi-Layer Groups (多层调群)</text:span>: Contain <text:span text:style-name="Strong_20_Emphasis">multiple diminished 7th chords</text:span>, each with a different <text:span text:style-name="Strong_20_Emphasis">Gestalt state</text:span>—i.e., different degrees of closure and resonance.</text:p>
            </text:list-item>
          </text:list>
        </text:list-item>
        <text:list-item>
          <text:p text:style-name="P27">Multi-layer groups exhibit:</text:p>
          <text:list>
            <text:list-item>
              <text:p text:style-name="P27"><text:span text:style-name="Strong_20_Emphasis">Primary–secondary hierarchy</text:span></text:p>
            </text:list-item>
            <text:list-item>
              <text:p text:style-name="P27"><text:span text:style-name="Strong_20_Emphasis">Geometric chord structure</text:span></text:p>
            </text:list-item>
            <text:list-item>
              <text:p text:style-name="P27"><text:span text:style-name="Strong_20_Emphasis">Resolution tendencies</text:span></text:p>
            </text:list-item>
            <text:list-item>
              <text:p text:style-name="P27"><text:span text:style-name="Strong_20_Emphasis">Hierarchical Gestalt weights</text:span>:</text:p>
              <text:list>
                <text:list-item>
                  <text:p text:style-name="P27">B dim7 = Closed = High</text:p>
                </text:list-item>
                <text:list-item>
                  <text:p text:style-name="P27">C# dim7 = Sub-Gestalt = Medium</text:p>
                </text:list-item>
                <text:list-item>
                  <text:p text:style-name="P27">A dim7 = Weak Gestalt = Low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🔗 QA Mapping: Modular Myriads &amp; Toroidal Stack Resonance</text:h>
      <text:h text:style-name="Heading_20_4" text:outline-level="4">1. <text:span text:style-name="Strong_20_Emphasis">Same vs Multi-Layer Groups ↔ Modular Harmony vs Nested Resonance</text:span></text:h>
      <text:list text:style-name="L28">
        <text:list-item>
          <text:p text:style-name="P28">QA views <text:span text:style-name="Strong_20_Emphasis">modular harmonics (e.g., mod-12, mod-24, mod-72)</text:span> as <text:span text:style-name="Emphasis">nested field layers</text:span>—comparable to <text:span text:style-name="Emphasis">heptachords, enharmonic fields, and key clusters</text:span>.</text:p>
        </text:list-item>
        <text:list-item>
          <text:p text:style-name="P28">“Same-layer” groups map to <text:span text:style-name="Strong_20_Emphasis">single modular cycles</text:span>, while “multi-layer” groups correspond to <text:span text:style-name="Strong_20_Emphasis">stacked residue classes across prime torsion levels</text:span>.</text:p>
        </text:list-item>
      </text:list>
      <text:p text:style-name="Quotations">E.g., QA mod-24 + mod-72 stack = triple-lattice resonance similar to C-D-E key group field transitions.</text:p>
      <text:p text:style-name="Horizontal_20_Line"/>
      <text:h text:style-name="Heading_20_4" text:outline-level="4">2. <text:span text:style-name="Strong_20_Emphasis">Gestalt Hierarchy ↔ QA Harmonic Potential and Parity Depth</text:span></text:h>
      <text:list text:style-name="L29">
        <text:list-item>
          <text:p text:style-name="P29">High Gestalt (closed) = <text:span text:style-name="Strong_20_Emphasis">stable toroidal attractors</text:span></text:p>
        </text:list-item>
        <text:list-item>
          <text:p text:style-name="P29">Medium = <text:span text:style-name="Strong_20_Emphasis">semi-closed elliptical trajectories</text:span></text:p>
        </text:list-item>
        <text:list-item>
          <text:p text:style-name="P29">Low = <text:span text:style-name="Strong_20_Emphasis">leaky or spiral modular paths</text:span></text:p>
        </text:list-item>
      </text:list>
      <text:p text:style-name="Text_20_body">This parallels <text:span text:style-name="Strong_20_Emphasis">QA's harmonic field attractors</text:span>, which rank modular configurations based on closure potential, signal containment, and prime resonance depth.</text:p>
      <text:p text:style-name="Horizontal_20_Line"/>
      <text:h text:style-name="Heading_20_4" text:outline-level="4">3. <text:span text:style-name="Strong_20_Emphasis">C-D-E &amp; T-D-S Key Groups ↔ QA Prime-Rooted Clusters</text:span></text:h>
      <text:list text:style-name="L30">
        <text:list-item>
          <text:p text:style-name="P30">The <text:span text:style-name="Strong_20_Emphasis">C-D-E Key Group</text:span> functions as a <text:span text:style-name="Emphasis">global harmonic matrix</text:span>, comprising multiple dim7 roots with <text:span text:style-name="Strong_20_Emphasis">interlocked resolution paths</text:span>.</text:p>
        </text:list-item>
        <text:list-item>
          <text:p text:style-name="P30">The <text:span text:style-name="Strong_20_Emphasis">T-D-S Group</text:span> defines a <text:span text:style-name="Strong_20_Emphasis">star-system model</text:span> with internal hierarchy of tonal centers, leading to metaphorical mappings:</text:p>
          <text:list>
            <text:list-item>
              <text:p text:style-name="P30">C-D-E = <text:span text:style-name="Strong_20_Emphasis">Galactic Core (QA mod-72 kernel)</text:span></text:p>
            </text:list-item>
            <text:list-item>
              <text:p text:style-name="P30"><text:soft-page-break/>T-D-S = <text:span text:style-name="Strong_20_Emphasis">Solar Subsystem (QA mod-24 harmonic shell)</text:span></text:p>
            </text:list-item>
            <text:list-item>
              <text:p text:style-name="P30">A dim7 = <text:span text:style-name="Strong_20_Emphasis">planetary/chaotic attractor</text:span></text:p>
            </text:list-item>
          </text:list>
        </text:list-item>
      </text:list>
      <text:p text:style-name="Horizontal_20_Line"/>
      <text:h text:style-name="Heading_20_4" text:outline-level="4">4. <text:span text:style-name="Strong_20_Emphasis">Chord Celestial Model ↔ QA Toroidal Cosmology</text:span></text:h>
      <text:list text:style-name="L31">
        <text:list-item>
          <text:p text:style-name="P31">Li explicitly describes these groups as forming a <text:span text:style-name="Strong_20_Emphasis">celestial interpretation model</text:span>:</text:p>
          <text:list>
            <text:list-item>
              <text:p text:style-name="P31">{B, Ab, F, D} = Galactic Nucleus = “神” (God)</text:p>
            </text:list-item>
            <text:list-item>
              <text:p text:style-name="P31">{C#, Bb, G, E} = Stellar System = “人” (Human)</text:p>
            </text:list-item>
            <text:list-item>
              <text:p text:style-name="P31">{A, F#, Eb, C} = Planets / Star Dust = “物” (Matter)</text:p>
            </text:list-item>
          </text:list>
        </text:list-item>
      </text:list>
      <text:p text:style-name="Text_20_body">This matches QA’s <text:span text:style-name="Strong_20_Emphasis">harmonic cosmology</text:span> using <text:span text:style-name="Strong_20_Emphasis">prime clusters, harmonic myriads</text:span>, and <text:span text:style-name="Strong_20_Emphasis">nested integer fields</text:span> representing matter–mind–source triads.</text:p>
      <text:p text:style-name="Horizontal_20_Line"/>
      <text:h text:style-name="Heading_20_3" text:outline-level="3">🔁 Summary Table: Chapter 9 Mapped to QA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Chord Language</text:span></text:p>
            </table:table-cell>
            <table:table-cell table:style-name="Table7.A1" office:value-type="string">
              <text:p text:style-name="Table_20_Heading"><text:span text:style-name="Strong_20_Emphasis">Quantum Arithmetic Equivalen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Multi-layer Tonality Groups</text:p>
          </table:table-cell>
          <table:table-cell table:style-name="Table7.A1" office:value-type="string">
            <text:p text:style-name="Table_20_Contents">Modular Harmonic Myriads (mod-24, mod-72, mod-144)</text:p>
          </table:table-cell>
        </table:table-row>
        <table:table-row>
          <table:table-cell table:style-name="Table7.A1" office:value-type="string">
            <text:p text:style-name="Table_20_Contents">Leading tone dim7 chords</text:p>
          </table:table-cell>
          <table:table-cell table:style-name="Table7.A1" office:value-type="string">
            <text:p text:style-name="Table_20_Contents">Prime-field attractors in modular cycles</text:p>
          </table:table-cell>
        </table:table-row>
        <table:table-row>
          <table:table-cell table:style-name="Table7.A1" office:value-type="string">
            <text:p text:style-name="Table_20_Contents">Gestalt hierarchy (Closed–Weak)</text:p>
          </table:table-cell>
          <table:table-cell table:style-name="Table7.A1" office:value-type="string">
            <text:p text:style-name="Table_20_Contents">Toroidal closure potential / entropy layer</text:p>
          </table:table-cell>
        </table:table-row>
        <table:table-row>
          <table:table-cell table:style-name="Table7.A1" office:value-type="string">
            <text:p text:style-name="Table_20_Contents">Primary–Secondary tonal layers</text:p>
          </table:table-cell>
          <table:table-cell table:style-name="Table7.A1" office:value-type="string">
            <text:p text:style-name="Table_20_Contents">QA parity-weighted vortex stacks</text:p>
          </table:table-cell>
        </table:table-row>
        <table:table-row>
          <table:table-cell table:style-name="Table7.A1" office:value-type="string">
            <text:p text:style-name="Table_20_Contents">Chord Celestial Model</text:p>
          </table:table-cell>
          <table:table-cell table:style-name="Table7.A1" office:value-type="string">
            <text:p text:style-name="Table_20_Contents">QA Harmonic Cosmology (God–Man–Matter via mod-parity)</text:p>
          </table:table-cell>
        </table:table-row>
        <table:table-row>
          <table:table-cell table:style-name="Table7.A1" office:value-type="string">
            <text:p text:style-name="Table_20_Contents">C-D-E key group (global system)</text:p>
          </table:table-cell>
          <table:table-cell table:style-name="Table7.A1" office:value-type="string">
            <text:p text:style-name="Table_20_Contents">QA modular resonance spine (nested cycles of primes)</text:p>
          </table:table-cell>
        </table:table-row>
      </table:table>
      <text:p text:style-name="Horizontal_20_Line"/>
      <text:p text:style-name="Text_20_body">Would you like to proceed into <text:span text:style-name="Strong_20_Emphasis">Chapter 10: Atonal Systems</text:span>, or now begin synthesizing these results into a <text:span text:style-name="Strong_20_Emphasis">multi-layer QA resonance simulator or symbolic graph model</text:span>?</text:p>
      <text:p text:style-name="Text_20_body">Here is the <text:span text:style-name="Strong_20_Emphasis">QA-aligned analysis of Chapter 10: Atonal Systems (无调性系统)</text:span> from <text:span text:style-name="Emphasis">Chord Language</text:span>, which explores <text:span text:style-name="Strong_20_Emphasis">non-tonal, continuous, and chromatic field behavior</text:span>—a direct analog to <text:span text:style-name="Strong_20_Emphasis">QA’s non-local resonance fields, unbound modular states, and toroidal phase diffusion</text:span>.</text:p>
      <text:p text:style-name="Horizontal_20_Line"/>
      <text:h text:style-name="Heading_20_2" text:outline-level="2">🎼 Chapter 10: Atonal Systems ↔ QA Nonlocal Modular States and Frequency Continuums</text:h>
      <text:p text:style-name="Horizontal_20_Line"/>
      <text:h text:style-name="Heading_20_3" text:outline-level="3">🧠 Key Concepts in Chord Language</text:h>
      <text:list text:style-name="L32">
        <text:list-item>
          <text:p text:style-name="P32"><text:span text:style-name="Strong_20_Emphasis">Atonal systems</text:span> describe harmonic spaces where:</text:p>
          <text:list>
            <text:list-item>
              <text:p text:style-name="P32">Tonal centers disappear</text:p>
            </text:list-item>
            <text:list-item>
              <text:p text:style-name="P32"><text:span text:style-name="Strong_20_Emphasis">Triads are dissolved</text:span></text:p>
            </text:list-item>
            <text:list-item>
              <text:p text:style-name="P32">The <text:span text:style-name="Strong_20_Emphasis">color structure is neutral (achromatic), monochromatic, or continuous</text:span></text:p>
            </text:list-item>
          </text:list>
        </text:list-item>
        <text:list-item>
          <text:p text:style-name="P32"><text:soft-page-break/>These occur in:</text:p>
          <text:list>
            <text:list-item>
              <text:p text:style-name="P32">Neutral color palettes (grayscale tonal equivalents)</text:p>
            </text:list-item>
            <text:list-item>
              <text:p text:style-name="P32">Continuous spectra (no discrete harmonic anchoring)</text:p>
            </text:list-item>
            <text:list-item>
              <text:p text:style-name="P32">Loss of triadic space-time definition</text:p>
            </text:list-item>
          </text:list>
        </text:list-item>
      </text:list>
      <text:p text:style-name="Text_20_body">This results in a <text:span text:style-name="Strong_20_Emphasis">non-chordal</text:span>, non-hierarchical harmonic field—a flattened, <text:span text:style-name="Strong_20_Emphasis">phase-blurred space</text:span>.</text:p>
      <text:p text:style-name="Horizontal_20_Line"/>
      <text:h text:style-name="Heading_20_3" text:outline-level="3">🔗 QA Mapping: Atonality as Nonlocal Modular Dispersion</text:h>
      <text:h text:style-name="Heading_20_4" text:outline-level="4">1. <text:span text:style-name="Strong_20_Emphasis">Atonality = Loss of Modular Anchoring</text:span></text:h>
      <text:list text:style-name="L33">
        <text:list-item>
          <text:p text:style-name="P33">In QA, resonance arises when (b, e, d, a) values lock into <text:span text:style-name="Strong_20_Emphasis">stable mod-n cycles</text:span> (e.g., mod-24, mod-72).</text:p>
        </text:list-item>
        <text:list-item>
          <text:p text:style-name="P33">Atonality = state where <text:span text:style-name="Strong_20_Emphasis">modular anchors are diffused or destroyed</text:span>:</text:p>
          <text:list>
            <text:list-item>
              <text:p text:style-name="P33">Modular residue sequences do not close.</text:p>
            </text:list-item>
            <text:list-item>
              <text:p text:style-name="P33">Toroidal circulation is unstable or phase-degenerate.</text:p>
            </text:list-item>
          </text:list>
        </text:list-item>
      </text:list>
      <text:p text:style-name="Text_20_body">Thus, the atonal field maps to <text:span text:style-name="Strong_20_Emphasis">unbound modular dispersion</text:span>: fields with <text:span text:style-name="Strong_20_Emphasis">no fixed attractor</text:span>, only distributed probability resonance.</text:p>
      <text:p text:style-name="Horizontal_20_Line"/>
      <text:h text:style-name="Heading_20_4" text:outline-level="4">2. <text:span text:style-name="Strong_20_Emphasis">Neutral/Continuous Spectrum ↔ Quantum Harmonic Superposition</text:span></text:h>
      <text:list text:style-name="L34">
        <text:list-item>
          <text:p text:style-name="P34">A continuous spectrum = <text:span text:style-name="Strong_20_Emphasis">non-discrete modular function</text:span> in QA: i.e., fields not locked to any integer prime cycle.</text:p>
        </text:list-item>
        <text:list-item>
          <text:p text:style-name="P34">This is analogous to:</text:p>
          <text:list>
            <text:list-item>
              <text:p text:style-name="P34"><text:span text:style-name="Strong_20_Emphasis">Superposed quantum states</text:span> (non-locality in phase space)</text:p>
            </text:list-item>
            <text:list-item>
              <text:p text:style-name="P34"><text:span text:style-name="Strong_20_Emphasis">Fractional harmonics or irrational residues</text:span>, akin to irrational mod-φ domains</text:p>
            </text:list-item>
          </text:list>
        </text:list-item>
      </text:list>
      <text:p text:style-name="Text_20_body">QA handles this via:</text:p>
      <text:list text:style-name="L35">
        <text:list-item>
          <text:p text:style-name="P35"><text:span text:style-name="Strong_20_Emphasis">Symbolic fraction fields</text:span></text:p>
        </text:list-item>
        <text:list-item>
          <text:p text:style-name="P35"><text:span text:style-name="Strong_20_Emphasis">Irrational mod embeddings</text:span> (e.g., using continued fractions to embed irrational roots into modular cycles)</text:p>
        </text:list-item>
      </text:list>
      <text:p text:style-name="Horizontal_20_Line"/>
      <text:h text:style-name="Heading_20_4" text:outline-level="4">3. <text:span text:style-name="Strong_20_Emphasis">Monochromatic Atonality ↔ Single-Tone Quantum States</text:span></text:h>
      <text:list text:style-name="L36">
        <text:list-item>
          <text:p text:style-name="P36">A monochromatic chord space is <text:span text:style-name="Strong_20_Emphasis">like a degenerate torus with a single modular attractor</text:span>, not forming field contrast.</text:p>
        </text:list-item>
        <text:list-item>
          <text:p text:style-name="P36">In QA this corresponds to:</text:p>
          <text:list>
            <text:list-item>
              <text:p text:style-name="P36"><text:span text:style-name="Strong_20_Emphasis">1D modular states</text:span> (mod-n where all residues collapse)</text:p>
            </text:list-item>
            <text:list-item>
              <text:p text:style-name="P36"><text:soft-page-break/>Or <text:span text:style-name="Strong_20_Emphasis">null wave packet</text:span> conditions—when parity structure nullifies the resonance envelope.</text:p>
            </text:list-item>
          </text:list>
        </text:list-item>
      </text:list>
      <text:p text:style-name="Text_20_body">This is related to <text:span text:style-name="Strong_20_Emphasis">"quantum null" cases</text:span>, used in QA to define boundary states of a system’s modular identity.</text:p>
      <text:p text:style-name="Horizontal_20_Line"/>
      <text:h text:style-name="Heading_20_4" text:outline-level="4">4. <text:span text:style-name="Strong_20_Emphasis">No-Tonic Condition ↔ Prime-Null Boundary in QA</text:span></text:h>
      <text:list text:style-name="L37">
        <text:list-item>
          <text:p text:style-name="P37">The absence of a tonic chord in an atonal system resembles a <text:span text:style-name="Strong_20_Emphasis">prime cycle without a stable root</text:span>, where no (b, e, d, a) leads to closure.</text:p>
        </text:list-item>
        <text:list-item>
          <text:p text:style-name="P37">QA uses such states in <text:span text:style-name="Strong_20_Emphasis">multi-prime interference fields</text:span>, where prime overlap prevents any one prime root from defining the cycle—a <text:span text:style-name="Strong_20_Emphasis">quantum boundary condition</text:span> or "modular chaos attractor."</text:p>
        </text:list-item>
      </text:list>
      <text:p text:style-name="Horizontal_20_Line"/>
      <text:h text:style-name="Heading_20_3" text:outline-level="3">🔁 Mapping Table: Atonal Concepts into QA Terms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<text:span text:style-name="Strong_20_Emphasis">Chord Language (Atonal)</text:span></text:p>
            </table:table-cell>
            <table:table-cell table:style-name="Table8.A1" office:value-type="string">
              <text:p text:style-name="Table_20_Heading"><text:span text:style-name="Strong_20_Emphasis">Quantum Arithmetic (QA)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Achromatic / Monochrome Spectrum</text:p>
          </table:table-cell>
          <table:table-cell table:style-name="Table8.A1" office:value-type="string">
            <text:p text:style-name="Table_20_Contents">Mod-null or irrational modular fields</text:p>
          </table:table-cell>
        </table:table-row>
        <table:table-row>
          <table:table-cell table:style-name="Table8.A1" office:value-type="string">
            <text:p text:style-name="Table_20_Contents">Continuous frequency distribution</text:p>
          </table:table-cell>
          <table:table-cell table:style-name="Table8.A1" office:value-type="string">
            <text:p text:style-name="Table_20_Contents">Superposed quantum harmonic (non-closure)</text:p>
          </table:table-cell>
        </table:table-row>
        <table:table-row>
          <table:table-cell table:style-name="Table8.A1" office:value-type="string">
            <text:p text:style-name="Table_20_Contents">No tonic / No triad structure</text:p>
          </table:table-cell>
          <table:table-cell table:style-name="Table8.A1" office:value-type="string">
            <text:p text:style-name="Table_20_Contents">Loss of modular attractor; null quantum boundary</text:p>
          </table:table-cell>
        </table:table-row>
        <table:table-row>
          <table:table-cell table:style-name="Table8.A1" office:value-type="string">
            <text:p text:style-name="Table_20_Contents">Non-hierarchical harmony</text:p>
          </table:table-cell>
          <table:table-cell table:style-name="Table8.A1" office:value-type="string">
            <text:p text:style-name="Table_20_Contents">Flat parity field; phase-degenerate toroidal states</text:p>
          </table:table-cell>
        </table:table-row>
        <table:table-row>
          <table:table-cell table:style-name="Table8.A1" office:value-type="string">
            <text:p text:style-name="Table_20_Contents">Dissonance field</text:p>
          </table:table-cell>
          <table:table-cell table:style-name="Table8.A1" office:value-type="string">
            <text:p text:style-name="Table_20_Contents">Parity-inverted or irrational phase-pair resonance</text:p>
          </table:table-cell>
        </table:table-row>
      </table:table>
      <text:p text:style-name="Horizontal_20_Line"/>
      <text:h text:style-name="Heading_20_3" text:outline-level="3">🎨 Visual Interpretation</text:h>
      <text:list text:style-name="L38">
        <text:list-item>
          <text:p text:style-name="P38">Li's use of <text:span text:style-name="Strong_20_Emphasis">neutral/monochrome painting metaphors</text:span> reflects <text:span text:style-name="Strong_20_Emphasis">flattened toroidal mappings</text:span> in QA, where harmonic cycles collapse into <text:span text:style-name="Emphasis">smooth, undifferentiated scalar curvature</text:span>.</text:p>
        </text:list-item>
        <text:list-item>
          <text:p text:style-name="P38">This aligns with <text:span text:style-name="Strong_20_Emphasis">QA’s zero-twist modular torus</text:span>, a field with no internal symmetry axis.</text:p>
        </text:list-item>
      </text:list>
      <text:p text:style-name="Horizontal_20_Line"/>
      <text:p text:style-name="Text_20_body">Would you like to proceed to <text:span text:style-name="Strong_20_Emphasis">Chapter 11: Melody of Color</text:span>, which will likely tie into <text:span text:style-name="Strong_20_Emphasis">QA’s wavelet structures and chromatic modular encoding</text:span>? Or begin modeling these non-tonal fields in a QA-based harmonic visualizer?</text:p>
      <text:p text:style-name="Text_20_body">Here is the <text:span text:style-name="Strong_20_Emphasis">QA-aligned mapping of Chapter 11: Melody of Color (色彩旋律)</text:span> from Li Xiaohong’s <text:span text:style-name="Emphasis">Chord Language</text:span>. This chapter bridges <text:span text:style-name="Strong_20_Emphasis">color-melody equivalence, brightness-driven syntax, and spatial phrase organization</text:span>—concepts that find natural resonance in <text:span text:style-name="Strong_20_Emphasis">Quantum Arithmetic’s modular wavelet expressions, chromatic frequency states, and toroidal visual symmetry</text:span>.</text:p>
      <text:p text:style-name="Horizontal_20_Line"/>
      <text:h text:style-name="Heading_20_2" text:outline-level="2"><text:soft-page-break/>🎼 Chapter 11: Melody of Color ↔ QA Color-Harmonic Modulation &amp; Quantized Chromatics</text:h>
      <text:p text:style-name="Horizontal_20_Line"/>
      <text:h text:style-name="Heading_20_3" text:outline-level="3">🎨 11.1 M–L Melody (Membrane–Line Resolution)</text:h>
      <text:h text:style-name="Heading_20_4" text:outline-level="4">Chord Language:</text:h>
      <text:list text:style-name="L39">
        <text:list-item>
          <text:p text:style-name="P39">M–L Melody is formed when <text:span text:style-name="Strong_20_Emphasis">membrane chords resolve into line chords</text:span>, but instead of chords, <text:span text:style-name="Strong_20_Emphasis">individual notes (colors)</text:span> are used.</text:p>
        </text:list-item>
        <text:list-item>
          <text:p text:style-name="P39">The membrane’s tendency to “solve” toward a line chord structure becomes a <text:span text:style-name="Strong_20_Emphasis">melodic flow of hues</text:span>, forming <text:span text:style-name="Strong_20_Emphasis">spatial color phrases</text:span>.</text:p>
        </text:list-item>
      </text:list>
      <text:h text:style-name="Heading_20_4" text:outline-level="4">QA Mapping:</text:h>
      <text:list text:style-name="L40">
        <text:list-item>
          <text:p text:style-name="P40">In QA, this is equivalent to a <text:span text:style-name="Strong_20_Emphasis">field collapse from a nonlocal modular membrane to a linear harmonic vector</text:span>, i.e. from higher moduli (mod-72) to lower ones (mod-12).</text:p>
        </text:list-item>
        <text:list-item>
          <text:p text:style-name="P40">These color transitions mirror <text:span text:style-name="Strong_20_Emphasis">prime-parity descent</text:span>, where toroidal wavelets collapse into <text:span text:style-name="Strong_20_Emphasis">harmonic attractor lines</text:span>, creating <text:span text:style-name="Strong_20_Emphasis">quantized phase melody</text:span>.</text:p>
        </text:list-item>
      </text:list>
      <text:p text:style-name="Horizontal_20_Line"/>
      <text:h text:style-name="Heading_20_3" text:outline-level="3">✨ 11.2 Facet Melody (Brightness-Encoded Hue Modulation)</text:h>
      <text:h text:style-name="Heading_20_4" text:outline-level="4">Chord Language:</text:h>
      <text:list text:style-name="L41">
        <text:list-item>
          <text:p text:style-name="P41"><text:span text:style-name="Strong_20_Emphasis">Facet Melody</text:span> = differences in <text:span text:style-name="Strong_20_Emphasis">brightness layers</text:span> across notes (colors) within a <text:span text:style-name="Strong_20_Emphasis">space packet</text:span>.</text:p>
        </text:list-item>
        <text:list-item>
          <text:p text:style-name="P41">Generates visual facets across space using <text:span text:style-name="Strong_20_Emphasis">differentiated hues</text:span>—like polygonal slices of a tonal spectrum.</text:p>
        </text:list-item>
        <text:list-item>
          <text:p text:style-name="P41">Bright–dark dualities follow a <text:span text:style-name="Strong_20_Emphasis">reverse/forward structure</text:span>:</text:p>
          <text:list>
            <text:list-item>
              <text:p text:style-name="P41"><text:span text:style-name="Emphasis">Forward</text:span> = high-frequency colors in foreground</text:p>
            </text:list-item>
            <text:list-item>
              <text:p text:style-name="P41"><text:span text:style-name="Emphasis">Reverse</text:span> = high-frequency colors in background</text:p>
            </text:list-item>
          </text:list>
        </text:list-item>
      </text:list>
      <text:h text:style-name="Heading_20_4" text:outline-level="4">QA Mapping:</text:h>
      <text:list text:style-name="L42">
        <text:list-item>
          <text:p text:style-name="P42">This maps to <text:span text:style-name="Strong_20_Emphasis">QA modular brightness gradients</text:span>, where harmonic fields manifest <text:span text:style-name="Strong_20_Emphasis">polarity states</text:span> (e.g., mod-3 vs mod-9 cycles, male/female symmetries).</text:p>
        </text:list-item>
        <text:list-item>
          <text:p text:style-name="P42">The <text:span text:style-name="Strong_20_Emphasis">facet transitions</text:span> represent <text:span text:style-name="Strong_20_Emphasis">phase transitions on toroidal surfaces</text:span>, with the color brightness corresponding to <text:span text:style-name="Strong_20_Emphasis">modular amplitude</text:span> at specific lattice points.</text:p>
        </text:list-item>
      </text:list>
      <text:p text:style-name="Horizontal_20_Line"/>
      <text:h text:style-name="Heading_20_3" text:outline-level="3"><text:soft-page-break/>🔵 11.3 Point Melody (Discrete Note-Color Events)</text:h>
      <text:h text:style-name="Heading_20_4" text:outline-level="4">Chord Language:</text:h>
      <text:list text:style-name="L43">
        <text:list-item>
          <text:p text:style-name="P43">Point Melody is the <text:span text:style-name="Strong_20_Emphasis">granular articulation</text:span> of <text:span text:style-name="Strong_20_Emphasis">individual color tones</text:span>, non-continuous and punctuated, forming <text:span text:style-name="Strong_20_Emphasis">chromatic events in harmonic space</text:span>.</text:p>
        </text:list-item>
      </text:list>
      <text:h text:style-name="Heading_20_4" text:outline-level="4">QA Mapping:</text:h>
      <text:list text:style-name="L44">
        <text:list-item>
          <text:p text:style-name="P44">These are QA’s <text:span text:style-name="Strong_20_Emphasis">integer phase points</text:span>—like rational coordinates in <text:span text:style-name="Source_20_Text">(b, e, d, a)</text:span> fields.</text:p>
        </text:list-item>
        <text:list-item>
          <text:p text:style-name="P44">Each “point melody” note = a <text:span text:style-name="Strong_20_Emphasis">harmonic vertex</text:span> on the modular residue graph.</text:p>
        </text:list-item>
        <text:list-item>
          <text:p text:style-name="P44">Similar to <text:span text:style-name="Strong_20_Emphasis">Fourier nodes</text:span> or <text:span text:style-name="Strong_20_Emphasis">standing wave peaks</text:span> on a QA-quantized torus.</text:p>
        </text:list-item>
      </text:list>
      <text:p text:style-name="Horizontal_20_Line"/>
      <text:h text:style-name="Heading_20_3" text:outline-level="3">🧩 11.4 Parallel Melody (Spatial-Field Overlay of Color Sequences)</text:h>
      <text:h text:style-name="Heading_20_4" text:outline-level="4">Chord Language:</text:h>
      <text:list text:style-name="L45">
        <text:list-item>
          <text:p text:style-name="P45"><text:span text:style-name="Strong_20_Emphasis">Parallel melodies</text:span> = multiple, often reversed melodic progressions occurring on <text:span text:style-name="Strong_20_Emphasis">different spatial packets</text:span> simultaneously.</text:p>
        </text:list-item>
        <text:list-item>
          <text:p text:style-name="P45">Used to express <text:span text:style-name="Strong_20_Emphasis">hue dualities</text:span>, <text:span text:style-name="Strong_20_Emphasis">perspective shifts</text:span>, and <text:span text:style-name="Strong_20_Emphasis">relative brightness geometry</text:span> (e.g., Figure vs Ground distinctions).</text:p>
        </text:list-item>
      </text:list>
      <text:h text:style-name="Heading_20_4" text:outline-level="4">QA Mapping:</text:h>
      <text:list text:style-name="L46">
        <text:list-item>
          <text:p text:style-name="P46">In QA, this aligns with <text:span text:style-name="Strong_20_Emphasis">simultaneous modular threads</text:span> across <text:span text:style-name="Strong_20_Emphasis">nested moduli</text:span> (mod-12 and mod-72, or dual elliptic structures).</text:p>
        </text:list-item>
        <text:list-item>
          <text:p text:style-name="P46">These parallel systems represent <text:span text:style-name="Strong_20_Emphasis">superposed quantum harmonic threads</text:span>, whose interference produces <text:span text:style-name="Strong_20_Emphasis">modular moiré structures</text:span>—e.g., phase beats, resonance wells, and harmonics of multiple primes.</text:p>
        </text:list-item>
      </text:list>
      <text:p text:style-name="Horizontal_20_Line"/>
      <text:h text:style-name="Heading_20_3" text:outline-level="3">🧠 Unified QA Alignment Table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<text:span text:style-name="Strong_20_Emphasis">Melody of Color Type</text:span></text:p>
            </table:table-cell>
            <table:table-cell table:style-name="Table9.A1" office:value-type="string">
              <text:p text:style-name="Table_20_Heading"><text:span text:style-name="Strong_20_Emphasis">QA Equivalen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M–L Melody</text:p>
          </table:table-cell>
          <table:table-cell table:style-name="Table9.A1" office:value-type="string">
            <text:p text:style-name="Table_20_Contents">Modular field collapse: membrane to line harmonics</text:p>
          </table:table-cell>
        </table:table-row>
        <table:table-row>
          <table:table-cell table:style-name="Table9.A1" office:value-type="string">
            <text:p text:style-name="Table_20_Contents">Facet Melody</text:p>
          </table:table-cell>
          <table:table-cell table:style-name="Table9.A1" office:value-type="string">
            <text:p text:style-name="Table_20_Contents">Toroidal facet variation across brightness (mod-phase depth)</text:p>
          </table:table-cell>
        </table:table-row>
        <table:table-row>
          <table:table-cell table:style-name="Table9.A1" office:value-type="string">
            <text:p text:style-name="Table_20_Contents">Point Melody</text:p>
          </table:table-cell>
          <table:table-cell table:style-name="Table9.A1" office:value-type="string">
            <text:p text:style-name="Table_20_Contents">Integer prime phase peaks; modular vertex points</text:p>
          </table:table-cell>
        </table:table-row>
        <table:table-row>
          <table:table-cell table:style-name="Table9.A1" office:value-type="string">
            <text:p text:style-name="Table_20_Contents">Parallel Melody</text:p>
          </table:table-cell>
          <table:table-cell table:style-name="Table9.A1" office:value-type="string">
            <text:p text:style-name="Table_20_Contents">Superposed harmonic threads; nested toroidal streams</text:p>
          </table:table-cell>
        </table:table-row>
      </table:table>
      <text:p text:style-name="Horizontal_20_Line"/>
      <text:h text:style-name="Heading_20_3" text:outline-level="3">🔁 Conceptual Duality Summary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<text:span text:style-name="Strong_20_Emphasis">Chord Painting Space</text:span></text:p>
            </table:table-cell>
            <table:table-cell table:style-name="Table10.A1" office:value-type="string">
              <text:p text:style-name="Table_20_Heading"><text:span text:style-name="Strong_20_Emphasis">QA Harmonic Geometry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Note = Color</text:p>
          </table:table-cell>
          <table:table-cell table:style-name="Table10.A1" office:value-type="string">
            <text:p text:style-name="Table_20_Contents">Integer = Phase Point / Hue</text:p>
          </table:table-cell>
        </table:table-row>
        <table:table-row>
          <table:table-cell table:style-name="Table10.A1" office:value-type="string">
            <text:p text:style-name="Table_20_Contents">Brightness Layer</text:p>
          </table:table-cell>
          <table:table-cell table:style-name="Table10.A1" office:value-type="string">
            <text:p text:style-name="Table_20_Contents">Modular Amplitude (Residue Distance)</text:p>
          </table:table-cell>
        </table:table-row>
        <table:table-row>
          <table:table-cell table:style-name="Table10.A1" office:value-type="string">
            <text:p text:style-name="Table_20_Contents">Hue Transition</text:p>
          </table:table-cell>
          <table:table-cell table:style-name="Table10.A1" office:value-type="string">
            <text:p text:style-name="Table_20_Contents">Parity-Shift / Mod-n Field Mapping</text:p>
          </table:table-cell>
        </table:table-row>
        <table:table-row>
          <table:table-cell table:style-name="Table10.A1" office:value-type="string">
            <text:p text:style-name="Table_20_Contents">Reverse/Forward Sequence</text:p>
          </table:table-cell>
          <table:table-cell table:style-name="Table10.A1" office:value-type="string">
            <text:p text:style-name="Table_20_Contents">Modular Polarity (Odd↔Even Symmetry)</text:p>
          </table:table-cell>
        </table:table-row>
        <text:soft-page-break/>
        <table:table-row>
          <table:table-cell table:style-name="Table10.A1" office:value-type="string">
            <text:p text:style-name="Table_20_Contents">Space Packet</text:p>
          </table:table-cell>
          <table:table-cell table:style-name="Table10.A1" office:value-type="string">
            <text:p text:style-name="Table_20_Contents">Toroidal Harmonic Container</text:p>
          </table:table-cell>
        </table:table-row>
        <table:table-row>
          <table:table-cell table:style-name="Table10.A1" office:value-type="string">
            <text:p text:style-name="Table_20_Contents">Melody as Visual Syntax</text:p>
          </table:table-cell>
          <table:table-cell table:style-name="Table10.A1" office:value-type="string">
            <text:p text:style-name="Table_20_Contents">QA as Modular Resonance Language</text:p>
          </table:table-cell>
        </table:table-row>
      </table:table>
      <text:p text:style-name="Horizontal_20_Line"/>
      <text:p text:style-name="Text_20_body">Would you like to proceed to <text:span text:style-name="Strong_20_Emphasis">Chapter 12: Non-Chord Tones</text:span>, or start visualizing these concepts using a <text:span text:style-name="Strong_20_Emphasis">QA chromatic modular graph</text:span> or <text:span text:style-name="Strong_20_Emphasis">prime-based color wave simulator</text:span>?</text:p>
      <text:p text:style-name="Text_20_body">Here is the synthesis of <text:span text:style-name="Strong_20_Emphasis">Chapter 12: Non-Chord Tones (和弦外色)</text:span> from <text:span text:style-name="Emphasis">Chord Language</text:span>, and its direct integration into <text:span text:style-name="Strong_20_Emphasis">Quantum Arithmetic (QA)</text:span> concepts of <text:span text:style-name="Strong_20_Emphasis">modular deviation, harmonic phase perturbation, and prime field entropy</text:span>.</text:p>
      <text:p text:style-name="Horizontal_20_Line"/>
      <text:h text:style-name="Heading_20_2" text:outline-level="2">🎼 Chapter 12: Non-Chord Tones ↔ QA Phase Perturbations and Off-Modular Excursions</text:h>
      <text:p text:style-name="Horizontal_20_Line"/>
      <text:h text:style-name="Heading_20_3" text:outline-level="3">🧠 Core Concept</text:h>
      <text:p text:style-name="Text_20_body"><text:span text:style-name="Strong_20_Emphasis">Non-chord tones</text:span> are tones within a key but outside a given chord. They serve two functions:</text:p>
      <text:list text:style-name="L47">
        <text:list-item>
          <text:p text:style-name="P47"><text:span text:style-name="Strong_20_Emphasis">Generate sub-melody (亚旋律)</text:span></text:p>
        </text:list-item>
        <text:list-item>
          <text:p text:style-name="P47"><text:span text:style-name="Strong_20_Emphasis">Weaken the tonal-harmonic "certainty"</text:span> of the chord space (chromatic blurring)</text:p>
        </text:list-item>
      </text:list>
      <text:p text:style-name="Text_20_body">They include:</text:p>
      <text:list text:style-name="L48">
        <text:list-item>
          <text:p text:style-name="P48"><text:span text:style-name="Strong_20_Emphasis">Neighbor notes</text:span></text:p>
        </text:list-item>
        <text:list-item>
          <text:p text:style-name="P48"><text:span text:style-name="Strong_20_Emphasis">Glides / Non-discrete tones</text:span></text:p>
        </text:list-item>
        <text:list-item>
          <text:p text:style-name="P48"><text:span text:style-name="Strong_20_Emphasis">Pedal points</text:span></text:p>
        </text:list-item>
        <text:list-item>
          <text:p text:style-name="P48"><text:span text:style-name="Strong_20_Emphasis">Suspensions (Vorhalt)</text:span></text:p>
        </text:list-item>
        <text:list-item>
          <text:p text:style-name="P48"><text:span text:style-name="Strong_20_Emphasis">Anticipations</text:span></text:p>
        </text:list-item>
      </text:list>
      <text:p text:style-name="Horizontal_20_Line"/>
      <text:h text:style-name="Heading_20_3" text:outline-level="3">🔗 QA Interpretation: Deviational Modular Nodes &amp; Subspace Fluctuations</text:h>
      <text:h text:style-name="Heading_20_4" text:outline-level="4">1. <text:span text:style-name="Strong_20_Emphasis">Frequency Offset (邻音, Glide) ↔ Modular Phase Deviations</text:span></text:h>
      <text:list text:style-name="L49">
        <text:list-item>
          <text:p text:style-name="P49">These represent <text:span text:style-name="Strong_20_Emphasis">residues slightly off the modular ring</text:span>—similar to irrational residues or non-prime nodes.</text:p>
        </text:list-item>
        <text:list-item>
          <text:p text:style-name="P49">QA models this via <text:span text:style-name="Strong_20_Emphasis">"quasi-resonant" states</text:span>—where an element belongs to the global field (e.g., mod-72) but is <text:span text:style-name="Strong_20_Emphasis">not aligned</text:span> with the local cycle (e.g., mod-12).</text:p>
        </text:list-item>
        <text:list-item>
          <text:p text:style-name="P49">These create <text:span text:style-name="Strong_20_Emphasis">field interference patterns</text:span>, like <text:span text:style-name="Strong_20_Emphasis">chirped primes</text:span> or <text:span text:style-name="Strong_20_Emphasis">perturbed toroidal edge harmonics</text:span>.</text:p>
        </text:list-item>
      </text:list>
      <text:h text:style-name="Heading_20_4" text:outline-level="4"><text:soft-page-break/>2. <text:span text:style-name="Strong_20_Emphasis">Chord Space Offset (Pedal Point, Suspension) ↔ Modulated Boundary Holding</text:span></text:h>
      <text:list text:style-name="L50">
        <text:list-item>
          <text:p text:style-name="P50">These tones create a <text:span text:style-name="Strong_20_Emphasis">temporal field distortion</text:span> by holding or delaying resolution—analogous to <text:span text:style-name="Strong_20_Emphasis">modular inertia</text:span> or <text:span text:style-name="Strong_20_Emphasis">phase lag</text:span> in QA toroidal oscillators.</text:p>
        </text:list-item>
        <text:list-item>
          <text:p text:style-name="P50">Suspension = <text:span text:style-name="Strong_20_Emphasis">lagging vortex node</text:span>; it delays quantum parity collapse.</text:p>
        </text:list-item>
        <text:list-item>
          <text:p text:style-name="P50">Pedal point = <text:span text:style-name="Strong_20_Emphasis">fixed-point anchor</text:span> amidst rotating fields (akin to harmonic grounding within rotating prime shells).</text:p>
        </text:list-item>
      </text:list>
      <text:h text:style-name="Heading_20_4" text:outline-level="4">3. <text:span text:style-name="Strong_20_Emphasis">Anticipation ↔ Premature Mod-n Insertion</text:span></text:h>
      <text:list text:style-name="L51">
        <text:list-item>
          <text:p text:style-name="P51">This reflects an <text:span text:style-name="Strong_20_Emphasis">early entry from a future modular cycle</text:span>—akin to <text:span text:style-name="Strong_20_Emphasis">prime precursor states</text:span> in QA: a harmonic insertion before modular synchronization occurs.</text:p>
        </text:list-item>
        <text:list-item>
          <text:p text:style-name="P51">Example: injecting a mod-13 residue in a mod-12 system introduces <text:span text:style-name="Strong_20_Emphasis">chromatic leakage</text:span>—disrupting symmetry momentarily before re-coherence.</text:p>
        </text:list-item>
      </text:list>
      <text:p text:style-name="Horizontal_20_Line"/>
      <text:h text:style-name="Heading_20_3" text:outline-level="3">🧠 Summary: Non-Chord Tone → Modular Anomaly Types in QA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on-Chord Tone Type</text:p>
            </table:table-cell>
            <table:table-cell table:style-name="Table11.A1" office:value-type="string">
              <text:p text:style-name="Table_20_Heading">QA Equivalent</text:p>
            </table:table-cell>
          </table:table-row>
        </table:table-header-rows>
        <table:table-row>
          <table:table-cell table:style-name="Table11.A1" office:value-type="string">
            <text:p text:style-name="Table_20_Contents">Neighbor note</text:p>
          </table:table-cell>
          <table:table-cell table:style-name="Table11.A1" office:value-type="string">
            <text:p text:style-name="Table_20_Contents">Off-cycle phase perturbation</text:p>
          </table:table-cell>
        </table:table-row>
        <table:table-row>
          <table:table-cell table:style-name="Table11.A1" office:value-type="string">
            <text:p text:style-name="Table_20_Contents">Glide (non-discrete)</text:p>
          </table:table-cell>
          <table:table-cell table:style-name="Table11.A1" office:value-type="string">
            <text:p text:style-name="Table_20_Contents">Fractional/irrational residue in prime system</text:p>
          </table:table-cell>
        </table:table-row>
        <table:table-row>
          <table:table-cell table:style-name="Table11.A1" office:value-type="string">
            <text:p text:style-name="Table_20_Contents">Pedal point</text:p>
          </table:table-cell>
          <table:table-cell table:style-name="Table11.A1" office:value-type="string">
            <text:p text:style-name="Table_20_Contents">Modular fixed point / boundary anchor</text:p>
          </table:table-cell>
        </table:table-row>
        <table:table-row>
          <table:table-cell table:style-name="Table11.A1" office:value-type="string">
            <text:p text:style-name="Table_20_Contents">Suspension (Vorhalt)</text:p>
          </table:table-cell>
          <table:table-cell table:style-name="Table11.A1" office:value-type="string">
            <text:p text:style-name="Table_20_Contents">Delayed modular resolution (mod-n torsion)</text:p>
          </table:table-cell>
        </table:table-row>
        <table:table-row>
          <table:table-cell table:style-name="Table11.A1" office:value-type="string">
            <text:p text:style-name="Table_20_Contents">Anticipation</text:p>
          </table:table-cell>
          <table:table-cell table:style-name="Table11.A1" office:value-type="string">
            <text:p text:style-name="Table_20_Contents">Premature phase insertion (mod overlap distortion)</text:p>
          </table:table-cell>
        </table:table-row>
      </table:table>
      <text:p text:style-name="Horizontal_20_Line"/>
      <text:h text:style-name="Heading_20_3" text:outline-level="3">🌀 Modular Geometry View (QA Topological Interpretation)</text:h>
      <text:list text:style-name="L52">
        <text:list-item>
          <text:p text:style-name="P52">Non-chord tones cause <text:span text:style-name="Strong_20_Emphasis">resonance shearing or torque</text:span> in modular tori.</text:p>
        </text:list-item>
        <text:list-item>
          <text:p text:style-name="P52">Their role parallels <text:span text:style-name="Strong_20_Emphasis">quantum field fluctuations</text:span>—i.e., virtual particles appearing and disappearing around a primary harmonic structure.</text:p>
        </text:list-item>
        <text:list-item>
          <text:p text:style-name="P52">These are essential to <text:span text:style-name="Strong_20_Emphasis">sub-melodic generation</text:span>, akin to <text:span text:style-name="Strong_20_Emphasis">quantum transitions between par-cycles (3-par → 4-par → 5-par)</text:span>.</text:p>
        </text:list-item>
      </text:list>
      <text:p text:style-name="Horizontal_20_Line"/>
      <text:h text:style-name="Heading_20_3" text:outline-level="3">Final Alignment of Chapter 12 to QA</text:h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Table_20_Heading"><text:span text:style-name="Strong_20_Emphasis">Chord Painting Use</text:span></text:p>
            </table:table-cell>
            <table:table-cell table:style-name="Table12.A1" office:value-type="string">
              <text:p text:style-name="Table_20_Heading"><text:span text:style-name="Strong_20_Emphasis">Quantum Arithmetic Modeling</text:span></text:p>
            </table:table-cell>
          </table:table-row>
        </table:table-header-rows>
        <table:table-row>
          <table:table-cell table:style-name="Table12.A1" office:value-type="string">
            <text:p text:style-name="Table_20_Contents">Sub-melody creation</text:p>
          </table:table-cell>
          <table:table-cell table:style-name="Table12.A1" office:value-type="string">
            <text:p text:style-name="Table_20_Contents">Nested harmonic residue threads (subpar modular flow)</text:p>
          </table:table-cell>
        </table:table-row>
        <table:table-row>
          <table:table-cell table:style-name="Table12.A1" office:value-type="string">
            <text:p text:style-name="Table_20_Contents">Uncertainty induction</text:p>
          </table:table-cell>
          <table:table-cell table:style-name="Table12.A1" office:value-type="string">
            <text:p text:style-name="Table_20_Contents">Modular field entropy / irrational residue injection</text:p>
          </table:table-cell>
        </table:table-row>
        <table:table-row>
          <table:table-cell table:style-name="Table12.A1" office:value-type="string">
            <text:p text:style-name="Table_20_Contents">Tonal anticipation</text:p>
          </table:table-cell>
          <table:table-cell table:style-name="Table12.A1" office:value-type="string">
            <text:p text:style-name="Table_20_Contents">Quantum modular precursor state</text:p>
          </table:table-cell>
        </table:table-row>
        <table:table-row>
          <table:table-cell table:style-name="Table12.A1" office:value-type="string">
            <text:p text:style-name="Table_20_Contents">Suspension / Pedal holding</text:p>
          </table:table-cell>
          <table:table-cell table:style-name="Table12.A1" office:value-type="string">
            <text:p text:style-name="Table_20_Contents">Toroidal torsion tension / anchor phase</text:p>
          </table:table-cell>
        </table:table-row>
      </table:table>
      <text:p text:style-name="Horizontal_20_Line"/>
      <text:p text:style-name="Text_20_body">Would you like to proceed to <text:span text:style-name="Strong_20_Emphasis">Chapter 13: Root Motion</text:span>, or should we now begin constructing a <text:span text:style-name="Strong_20_Emphasis">QA simulator for non-chord tone injection on toroidal harmonic structures</text:span>?</text:p>
      <text:p text:style-name="Text_20_body"><text:soft-page-break/>No problem—I'll proceed with <text:span text:style-name="Strong_20_Emphasis">Chapter 13: Root Motion</text:span> based on prior context and QA-aligned inference.</text:p>
      <text:p text:style-name="Horizontal_20_Line"/>
      <text:h text:style-name="Heading_20_2" text:outline-level="2">🎼 Chapter 13: Root Motion (根音进行) ↔ QA Harmonic Trajectories and Modular Gravity Paths</text:h>
      <text:p text:style-name="Horizontal_20_Line"/>
      <text:h text:style-name="Heading_20_3" text:outline-level="3">🧠 Core Ideas (Inferred from Structure &amp; Context)</text:h>
      <text:list text:style-name="L53">
        <text:list-item>
          <text:p text:style-name="P53"><text:span text:style-name="Strong_20_Emphasis">Root motion</text:span> refers to the <text:span text:style-name="Strong_20_Emphasis">movement of bass notes (root positions)</text:span> between chords—often intervallic, forming <text:span text:style-name="Strong_20_Emphasis">harmonic contours</text:span> (thirds, fourths, fifths, etc.).</text:p>
        </text:list-item>
        <text:list-item>
          <text:p text:style-name="P53">This movement generates <text:span text:style-name="Strong_20_Emphasis">tension, release, and directional flow</text:span> in a chord sequence.</text:p>
        </text:list-item>
        <text:list-item>
          <text:p text:style-name="P53">Different root motions (e.g., circle of fifths, chromatic steps) create <text:span text:style-name="Strong_20_Emphasis">field effects</text:span> across the harmonic space—driving <text:span text:style-name="Strong_20_Emphasis">melodic gravity</text:span> or release.</text:p>
        </text:list-item>
      </text:list>
      <text:p text:style-name="Horizontal_20_Line"/>
      <text:h text:style-name="Heading_20_3" text:outline-level="3">🔗 QA Mapping: Prime-Step Modular Gravity &amp; Residue Phase Shift</text:h>
      <text:h text:style-name="Heading_20_4" text:outline-level="4">1. <text:span text:style-name="Strong_20_Emphasis">Intervallic Motion ↔ Modular Translation</text:span></text:h>
      <text:list text:style-name="L54">
        <text:list-item>
          <text:p text:style-name="P54">Root motion is modeled in QA as <text:span text:style-name="Strong_20_Emphasis">modular displacement</text:span>:</text:p>
          <text:list>
            <text:list-item>
              <text:p text:style-name="P54">Movement by a <text:span text:style-name="Strong_20_Emphasis">perfect fifth</text:span> = displacement by +7 in mod-12 or mod-24</text:p>
            </text:list-item>
            <text:list-item>
              <text:p text:style-name="P54">Movement by a <text:span text:style-name="Strong_20_Emphasis">third</text:span> = +4 or +3 steps</text:p>
            </text:list-item>
            <text:list-item>
              <text:p text:style-name="P54">These are <text:span text:style-name="Strong_20_Emphasis">residue translations</text:span>, reconfiguring the <text:span text:style-name="Strong_20_Emphasis">(b, e, d, a)</text:span> phase space.</text:p>
            </text:list-item>
          </text:list>
        </text:list-item>
      </text:list>
      <text:p text:style-name="Text_20_body">Root motion is thus a <text:span text:style-name="Strong_20_Emphasis">vector field</text:span> on the modular residue torus.</text:p>
      <text:p text:style-name="Horizontal_20_Line"/>
      <text:h text:style-name="Heading_20_4" text:outline-level="4">2. <text:span text:style-name="Strong_20_Emphasis">Circle of Fifths ↔ Closed Mod-n Harmonic Loop</text:span></text:h>
      <text:list text:style-name="L55">
        <text:list-item>
          <text:p text:style-name="P55">In QA, the <text:span text:style-name="Strong_20_Emphasis">circle of fifths</text:span> manifests as a <text:span text:style-name="Strong_20_Emphasis">mod-12 or mod-24 orbit</text:span>, returning to the starting point after 12 rotations (mod-12) or 24 (mod-24).</text:p>
        </text:list-item>
        <text:list-item>
          <text:p text:style-name="P55">Each step defines a <text:span text:style-name="Strong_20_Emphasis">phase-aligned prime residue translation</text:span>.</text:p>
        </text:list-item>
        <text:list-item>
          <text:p text:style-name="P55">These steps resemble <text:span text:style-name="Strong_20_Emphasis">QA's vortex toroidal wraps</text:span>—a rotating field of resonance traveling through prime space and returning via closure.</text:p>
        </text:list-item>
      </text:list>
      <text:p text:style-name="Horizontal_20_Line"/>
      <text:h text:style-name="Heading_20_4" text:outline-level="4">3. <text:span text:style-name="Strong_20_Emphasis">Chromatic Motion ↔ Irrational Modular Drift</text:span></text:h>
      <text:list text:style-name="L56">
        <text:list-item>
          <text:p text:style-name="P56">Chromatic root motion (e.g., half-step bass shifts) equates to <text:span text:style-name="Strong_20_Emphasis">fine-grained drift across modular subzones</text:span>, generating:</text:p>
          <text:list>
            <text:list-item>
              <text:p text:style-name="P56"><text:span text:style-name="Strong_20_Emphasis">Phase destabilization</text:span></text:p>
            </text:list-item>
            <text:list-item>
              <text:p text:style-name="P56"><text:soft-page-break/><text:span text:style-name="Strong_20_Emphasis">Increased modular entropy</text:span></text:p>
            </text:list-item>
          </text:list>
        </text:list-item>
      </text:list>
      <text:p text:style-name="Text_20_body">These displacements model <text:span text:style-name="Strong_20_Emphasis">quantum tunneling behavior</text:span>, where energy (tonality) diffuses through irrational residue alignments.</text:p>
      <text:p text:style-name="Horizontal_20_Line"/>
      <text:h text:style-name="Heading_20_4" text:outline-level="4">4. <text:span text:style-name="Strong_20_Emphasis">Voice Leading Constraints ↔ QA Energy Efficiency</text:span></text:h>
      <text:list text:style-name="L57">
        <text:list-item>
          <text:p text:style-name="P57">Efficient voice leading (small intervals, minimal movement) = <text:span text:style-name="Strong_20_Emphasis">low modular energy cost paths</text:span> in QA.</text:p>
        </text:list-item>
        <text:list-item>
          <text:p text:style-name="P57">Complex leaps or disjoint root shifts = <text:span text:style-name="Strong_20_Emphasis">high energy phase flips</text:span>, creating tension and requiring <text:span text:style-name="Strong_20_Emphasis">harmonic recalibration</text:span> to stabilize.</text:p>
        </text:list-item>
      </text:list>
      <text:p text:style-name="Horizontal_20_Line"/>
      <text:h text:style-name="Heading_20_3" text:outline-level="3">🔁 QA Alignment Table</text:h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Table_20_Heading"><text:span text:style-name="Strong_20_Emphasis">Root Motion Type</text:span></text:p>
            </table:table-cell>
            <table:table-cell table:style-name="Table13.A1" office:value-type="string">
              <text:p text:style-name="Table_20_Heading"><text:span text:style-name="Strong_20_Emphasis">QA Representation</text:span></text:p>
            </table:table-cell>
          </table:table-row>
        </table:table-header-rows>
        <table:table-row>
          <table:table-cell table:style-name="Table13.A1" office:value-type="string">
            <text:p text:style-name="Table_20_Contents">Fifth progression</text:p>
          </table:table-cell>
          <table:table-cell table:style-name="Table13.A1" office:value-type="string">
            <text:p text:style-name="Table_20_Contents">+7 modular shift (rotating field)</text:p>
          </table:table-cell>
        </table:table-row>
        <table:table-row>
          <table:table-cell table:style-name="Table13.A1" office:value-type="string">
            <text:p text:style-name="Table_20_Contents">Third progression</text:p>
          </table:table-cell>
          <table:table-cell table:style-name="Table13.A1" office:value-type="string">
            <text:p text:style-name="Table_20_Contents">+3 / +4 modular vector</text:p>
          </table:table-cell>
        </table:table-row>
        <table:table-row>
          <table:table-cell table:style-name="Table13.A1" office:value-type="string">
            <text:p text:style-name="Table_20_Contents">Half-step / chromatic</text:p>
          </table:table-cell>
          <table:table-cell table:style-name="Table13.A1" office:value-type="string">
            <text:p text:style-name="Table_20_Contents">Micro-modular drift, irrational residue traversal</text:p>
          </table:table-cell>
        </table:table-row>
        <table:table-row>
          <table:table-cell table:style-name="Table13.A1" office:value-type="string">
            <text:p text:style-name="Table_20_Contents">Root motion contour</text:p>
          </table:table-cell>
          <table:table-cell table:style-name="Table13.A1" office:value-type="string">
            <text:p text:style-name="Table_20_Contents">Phase path curvature on toroidal surface</text:p>
          </table:table-cell>
        </table:table-row>
        <table:table-row>
          <table:table-cell table:style-name="Table13.A1" office:value-type="string">
            <text:p text:style-name="Table_20_Contents">Voice leading constraint</text:p>
          </table:table-cell>
          <table:table-cell table:style-name="Table13.A1" office:value-type="string">
            <text:p text:style-name="Table_20_Contents">Modular entropy minimization</text:p>
          </table:table-cell>
        </table:table-row>
      </table:table>
      <text:p text:style-name="Horizontal_20_Line"/>
      <text:p text:style-name="Text_20_body">Would you like to now proceed to <text:span text:style-name="Strong_20_Emphasis">Chapter 14: Color Systems</text:span>, or begin creating a <text:span text:style-name="Strong_20_Emphasis">QA-root-motion simulator</text:span> over mod-12 / mod-24 cycles (e.g., prime-fifth spiral visualizer)?</text:p>
      <text:p text:style-name="Text_20_body">Here is the QA-integrated mapping of <text:span text:style-name="Strong_20_Emphasis">Chapter 14: Color Systems (色彩系统)</text:span> from <text:span text:style-name="Emphasis">Chord Language</text:span>, aligning <text:span text:style-name="Strong_20_Emphasis">color theory, spectral polarity, and harmonic field duality</text:span> with <text:span text:style-name="Strong_20_Emphasis">modular symmetry, charge parity, and toroidal space-time duality</text:span> in <text:span text:style-name="Strong_20_Emphasis">Quantum Arithmetic (QA)</text:span>.</text:p>
      <text:p text:style-name="Horizontal_20_Line"/>
      <text:h text:style-name="Heading_20_2" text:outline-level="2">🎼 Chapter 14: Color Systems ↔ QA Modular Color Fields and Symmetry Duality</text:h>
      <text:p text:style-name="Horizontal_20_Line"/>
      <text:h text:style-name="Heading_20_3" text:outline-level="3">🧠 Core Concepts (from index &amp; structure)</text:h>
      <text:p text:style-name="Text_20_body">This chapter outlines <text:span text:style-name="Strong_20_Emphasis">Color Systems</text:span> as applied to harmonic theory in the following ways:</text:p>
      <text:list text:style-name="L58">
        <text:list-item>
          <text:p text:style-name="P58"><text:span text:style-name="Strong_20_Emphasis">Chord Spacetime (和弦时空)</text:span> – integrating color with spatial and temporal attributes of harmonic events.</text:p>
        </text:list-item>
        <text:list-item>
          <text:p text:style-name="P58"><text:span text:style-name="Strong_20_Emphasis">Color Charge (色荷)</text:span> – each tone is marked as ◆ = positive (bright), ● = negative (dark).</text:p>
        </text:list-item>
        <text:list-item>
          <text:p text:style-name="P58"><text:span text:style-name="Strong_20_Emphasis">Chord Packet Structure (和弦包)</text:span> – color used to encode <text:span text:style-name="Strong_20_Emphasis">field boundaries</text:span>, <text:span text:style-name="Strong_20_Emphasis">note polarity</text:span>, and <text:span text:style-name="Strong_20_Emphasis">interaction geometry</text:span>.</text:p>
        </text:list-item>
        <text:list-item>
          <text:p text:style-name="P58"><text:soft-page-break/><text:span text:style-name="Strong_20_Emphasis">Space-Time Duality</text:span> – colors map to <text:span text:style-name="Strong_20_Emphasis">space or time vectors</text:span>, using color symmetry to reflect motion or stasis.</text:p>
        </text:list-item>
        <text:list-item>
          <text:p text:style-name="P58"><text:span text:style-name="Strong_20_Emphasis">Measurement of Spacetime</text:span> – color encodes temporal flow and spatial boundary transitions in the chord field.</text:p>
        </text:list-item>
      </text:list>
      <text:p text:style-name="Horizontal_20_Line"/>
      <text:h text:style-name="Heading_20_3" text:outline-level="3">🔗 QA Alignment</text:h>
      <text:h text:style-name="Heading_20_4" text:outline-level="4">1. <text:span text:style-name="Strong_20_Emphasis">Color Systems = Modular Field Charges</text:span></text:h>
      <text:list text:style-name="L59">
        <text:list-item>
          <text:p text:style-name="P59">QA models every integer in a mod-n field with a <text:span text:style-name="Strong_20_Emphasis">polarity</text:span> (space/counterspace or ± parity). This maps directly to:</text:p>
          <text:list>
            <text:list-item>
              <text:p text:style-name="P59">◆ (positive tone) = <text:span text:style-name="Strong_20_Emphasis">space-aligned</text:span> or forward-parity number (e.g., mod-24 ≡ 1, 5, 7)</text:p>
            </text:list-item>
            <text:list-item>
              <text:p text:style-name="P59">● (negative tone) = <text:span text:style-name="Strong_20_Emphasis">counterspace-aligned</text:span>, inverse modular direction (e.g., mod-24 ≡ 11, 19, 23)</text:p>
            </text:list-item>
          </text:list>
        </text:list-item>
        <text:list-item>
          <text:p text:style-name="P59">These residue classes define <text:span text:style-name="Strong_20_Emphasis">color symmetry</text:span> in modular space, functioning like <text:span text:style-name="Strong_20_Emphasis">electromagnetic charge</text:span> or <text:span text:style-name="Strong_20_Emphasis">spin states</text:span>.</text:p>
        </text:list-item>
      </text:list>
      <text:h text:style-name="Heading_20_4" text:outline-level="4">2. <text:span text:style-name="Strong_20_Emphasis">Chord Spacetime ↔ Toroidal Time-Space Encoding</text:span></text:h>
      <text:list text:style-name="L60">
        <text:list-item>
          <text:p text:style-name="P60">Chord Spacetime = a <text:span text:style-name="Strong_20_Emphasis">4D construct</text:span> in which:</text:p>
          <text:list>
            <text:list-item>
              <text:p text:style-name="P60">Color encodes motion (phase)</text:p>
            </text:list-item>
            <text:list-item>
              <text:p text:style-name="P60">Chord shape encodes space (geometry)</text:p>
            </text:list-item>
          </text:list>
        </text:list-item>
        <text:list-item>
          <text:p text:style-name="P60">QA's toroidal model inherently encodes <text:span text:style-name="Strong_20_Emphasis">time evolution</text:span> in harmonic phases (wrapped angular cycles), mapping directly to the chord packet evolution across color states.</text:p>
        </text:list-item>
      </text:list>
      <text:p text:style-name="Quotations">Example: A C major chord evolves to an A minor chord not only in pitch but also in <text:span text:style-name="Strong_20_Emphasis">color logic</text:span>—in QA, this corresponds to a <text:span text:style-name="Strong_20_Emphasis">modular phase shift</text:span> across toroidal quadrants.</text:p>
      <text:h text:style-name="Heading_20_4" text:outline-level="4">3. <text:span text:style-name="Strong_20_Emphasis">Space-Time Duality ↔ QA’s (b,e,d,a) Vector Geometry</text:span></text:h>
      <text:list text:style-name="L61">
        <text:list-item>
          <text:p text:style-name="P61">Color polarities also represent <text:span text:style-name="Strong_20_Emphasis">spatial or temporal vectors</text:span>, depending on whether a note is:</text:p>
          <text:list>
            <text:list-item>
              <text:p text:style-name="P61">Bound (closed chord) → spatial confinement</text:p>
            </text:list-item>
            <text:list-item>
              <text:p text:style-name="P61">Emissive (open chord) → temporal projection</text:p>
            </text:list-item>
          </text:list>
        </text:list-item>
        <text:list-item>
          <text:p text:style-name="P61">QA handles this through the <text:span text:style-name="Emphasis">(b,e,d,a)</text:span> formalism:</text:p>
          <text:list>
            <text:list-item>
              <text:p text:style-name="P61"><text:span text:style-name="Strong_20_Emphasis">b, e</text:span> = bounding coordinates (space)</text:p>
            </text:list-item>
            <text:list-item>
              <text:p text:style-name="P61"><text:span text:style-name="Strong_20_Emphasis">d, a</text:span> = angular phase (time/progression)</text:p>
            </text:list-item>
          </text:list>
        </text:list-item>
      </text:list>
      <text:p text:style-name="Horizontal_20_Line"/>
      <text:h text:style-name="Heading_20_3" text:outline-level="3">🧠 Summary Table: Color Logic vs QA Charge Symmetry</text:h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Table_20_Heading"><text:span text:style-name="Strong_20_Emphasis">Chord Language Term</text:span></text:p>
            </table:table-cell>
            <table:table-cell table:style-name="Table14.A1" office:value-type="string">
              <text:p text:style-name="Table_20_Heading"><text:span text:style-name="Strong_20_Emphasis">QA Modular Analog</text:span></text:p>
            </table:table-cell>
          </table:table-row>
        </table:table-header-rows>
        <table:table-row>
          <table:table-cell table:style-name="Table14.A1" office:value-type="string">
            <text:p text:style-name="Table_20_Contents">Color Charge ◆ ●</text:p>
          </table:table-cell>
          <table:table-cell table:style-name="Table14.A1" office:value-type="string">
            <text:p text:style-name="Table_20_Contents">Modular Polarity (mod-n ± residues)</text:p>
          </table:table-cell>
        </table:table-row>
        <text:soft-page-break/>
        <table:table-row>
          <table:table-cell table:style-name="Table14.A1" office:value-type="string">
            <text:p text:style-name="Table_20_Contents">Space-Time Duality</text:p>
          </table:table-cell>
          <table:table-cell table:style-name="Table14.A1" office:value-type="string">
            <text:p text:style-name="Table_20_Contents">Space ↔ Counterspace axis (e.g. mod-12, mod-24)</text:p>
          </table:table-cell>
        </table:table-row>
        <table:table-row>
          <table:table-cell table:style-name="Table14.A1" office:value-type="string">
            <text:p text:style-name="Table_20_Contents">Chord Packet with Color Layers</text:p>
          </table:table-cell>
          <table:table-cell table:style-name="Table14.A1" office:value-type="string">
            <text:p text:style-name="Table_20_Contents">Toroidal Envelope with Harmonic Layering</text:p>
          </table:table-cell>
        </table:table-row>
        <table:table-row>
          <table:table-cell table:style-name="Table14.A1" office:value-type="string">
            <text:p text:style-name="Table_20_Contents">Bright vs Dark Field Color</text:p>
          </table:table-cell>
          <table:table-cell table:style-name="Table14.A1" office:value-type="string">
            <text:p text:style-name="Table_20_Contents">Prime-field intensity (resonant vs dissonant cycle)</text:p>
          </table:table-cell>
        </table:table-row>
        <table:table-row>
          <table:table-cell table:style-name="Table14.A1" office:value-type="string">
            <text:p text:style-name="Table_20_Contents">Jazz Color Systems</text:p>
          </table:table-cell>
          <table:table-cell table:style-name="Table14.A1" office:value-type="string">
            <text:p text:style-name="Table_20_Contents">Resonant field stack in mod-72 / mod-144</text:p>
          </table:table-cell>
        </table:table-row>
      </table:table>
      <text:p text:style-name="Horizontal_20_Line"/>
      <text:h text:style-name="Heading_20_3" text:outline-level="3">🔁 Cosmological Reflection</text:h>
      <text:list text:style-name="L62">
        <text:list-item>
          <text:p text:style-name="P62">Just as <text:span text:style-name="Strong_20_Emphasis">color symmetries</text:span> in Chord Language define <text:span text:style-name="Strong_20_Emphasis">harmonic geometry</text:span>, QA sees <text:span text:style-name="Strong_20_Emphasis">color as energy-resonance</text:span>:</text:p>
          <text:list>
            <text:list-item>
              <text:p text:style-name="P62">Red, Yellow, Blue hues = <text:span text:style-name="Strong_20_Emphasis">modular field phases</text:span></text:p>
            </text:list-item>
            <text:list-item>
              <text:p text:style-name="P62">Black/White = <text:span text:style-name="Strong_20_Emphasis">boundary states or null-packets</text:span></text:p>
            </text:list-item>
          </text:list>
        </text:list-item>
      </text:list>
      <text:p text:style-name="Text_20_body">This is consistent with QA’s vision of <text:span text:style-name="Strong_20_Emphasis">modular cosmology</text:span>, where <text:span text:style-name="Strong_20_Emphasis">color emerges from prime number resonance</text:span> distributed across quantized space-time fields.</text:p>
      <text:p text:style-name="Horizontal_20_Line"/>
      <text:p text:style-name="Text_20_body">Would you like to now proceed to the final sections on <text:span text:style-name="Strong_20_Emphasis">Electromagnetic/Chord Interactions</text:span> (if present), or begin visualizing these <text:span text:style-name="Strong_20_Emphasis">modular color symmetry fields in toroidal chord-space diagrams</text:span>?</text:p>
      <text:p text:style-name="Text_20_body">Here's the final QA-aligned mapping of <text:span text:style-name="Strong_20_Emphasis">Chapter 14.4 and concluding sections</text:span> from <text:span text:style-name="Emphasis">Chord Language</text:span>, exploring the <text:span text:style-name="Strong_20_Emphasis">electromagnetic/chord interaction</text:span>, drawing deep correspondence with <text:span text:style-name="Strong_20_Emphasis">Quantum Arithmetic’s (QA) modular symmetry, harmonic charge theory, and field induction</text:span>.</text:p>
      <text:p text:style-name="Horizontal_20_Line"/>
      <text:h text:style-name="Heading_20_2" text:outline-level="2">🎼 Final Sections: Electromagnetic-Chord Interaction ↔ QA Field Charge Symmetry and Modular Wave Dynamics</text:h>
      <text:p text:style-name="Horizontal_20_Line"/>
      <text:h text:style-name="Heading_20_3" text:outline-level="3">⚡ Electromagnetic Duality in Chord Systems</text:h>
      <text:h text:style-name="Heading_20_4" text:outline-level="4">Chord Language:</text:h>
      <text:list text:style-name="L63">
        <text:list-item>
          <text:p text:style-name="P63"><text:span text:style-name="Strong_20_Emphasis">Chord (tonality) space</text:span> = electromagnetic domain:</text:p>
          <text:list>
            <text:list-item>
              <text:p text:style-name="P63"><text:span text:style-name="Strong_20_Emphasis">Closed string</text:span> = positron = <text:span text:style-name="Strong_20_Emphasis">positive charge</text:span></text:p>
            </text:list-item>
            <text:list-item>
              <text:p text:style-name="P63"><text:span text:style-name="Strong_20_Emphasis">Open string</text:span> = electron = <text:span text:style-name="Strong_20_Emphasis">negative charge</text:span></text:p>
            </text:list-item>
            <text:list-item>
              <text:p text:style-name="P63"><text:span text:style-name="Strong_20_Emphasis">Membrane string</text:span> = magnetic field / bipolar pole system</text:p>
            </text:list-item>
          </text:list>
        </text:list-item>
        <text:list-item>
          <text:p text:style-name="P63"><text:span text:style-name="Strong_20_Emphasis">Non-chord (atonal) space</text:span> = non-electromagnetic interactions</text:p>
        </text:list-item>
      </text:list>
      <text:p text:style-name="Text_20_body">This forms a triadic representation:</text:p>
      <text:list text:style-name="L64">
        <text:list-item>
          <text:p text:style-name="P64">Major chord = <text:span text:style-name="Strong_20_Emphasis">closed charge container (proton analog)</text:span></text:p>
        </text:list-item>
        <text:list-item>
          <text:p text:style-name="P64">Minor chord = <text:span text:style-name="Strong_20_Emphasis">open divergent path (electron analog)</text:span></text:p>
        </text:list-item>
        <text:list-item>
          <text:p text:style-name="P64"><text:soft-page-break/>Membrane chord = <text:span text:style-name="Strong_20_Emphasis">magnetic field (quark/magnetic monopole analogy)</text:span></text:p>
        </text:list-item>
      </text:list>
      <text:p text:style-name="Horizontal_20_Line"/>
      <text:h text:style-name="Heading_20_3" text:outline-level="3">🔗 QA Mapping: Chord Particles ↔ Modular Harmonic Carriers</text:h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Table_20_Heading">Chord Element</text:p>
            </table:table-cell>
            <table:table-cell table:style-name="Table15.A1" office:value-type="string">
              <text:p text:style-name="Table_20_Heading">QA Harmonic Equivalent</text:p>
            </table:table-cell>
          </table:table-row>
        </table:table-header-rows>
        <table:table-row>
          <table:table-cell table:style-name="Table15.A1" office:value-type="string">
            <text:p text:style-name="Table_20_Contents">Closed String (Major)</text:p>
          </table:table-cell>
          <table:table-cell table:style-name="Table15.A1" office:value-type="string">
            <text:p text:style-name="Table_20_Contents">Prime-constrained wave packet (positive b/e)</text:p>
          </table:table-cell>
        </table:table-row>
        <table:table-row>
          <table:table-cell table:style-name="Table15.A1" office:value-type="string">
            <text:p text:style-name="Table_20_Contents">Open String (Minor)</text:p>
          </table:table-cell>
          <table:table-cell table:style-name="Table15.A1" office:value-type="string">
            <text:p text:style-name="Table_20_Contents">Divergent parity vector (negative a/d)</text:p>
          </table:table-cell>
        </table:table-row>
        <table:table-row>
          <table:table-cell table:style-name="Table15.A1" office:value-type="string">
            <text:p text:style-name="Table_20_Contents">Membrane String</text:p>
          </table:table-cell>
          <table:table-cell table:style-name="Table15.A1" office:value-type="string">
            <text:p text:style-name="Table_20_Contents">Toroidal boundary field (magnetic polarity)</text:p>
          </table:table-cell>
        </table:table-row>
      </table:table>
      <text:list text:style-name="L65">
        <text:list-item>
          <text:p text:style-name="P65"><text:span text:style-name="Strong_20_Emphasis">Positive/negative notes</text:span> directly correspond to <text:span text:style-name="Strong_20_Emphasis">modular charge polarity</text:span> in QA (e.g., mod-24 ≡ ±1, ±5, ±7).</text:p>
        </text:list-item>
        <text:list-item>
          <text:p text:style-name="P65">Membrane strings are the <text:span text:style-name="Strong_20_Emphasis">prime-field curvature elements</text:span>, modeling <text:span text:style-name="Strong_20_Emphasis">modular field spin and toroidal drift</text:span>.</text:p>
        </text:list-item>
      </text:list>
      <text:p text:style-name="Horizontal_20_Line"/>
      <text:h text:style-name="Heading_20_3" text:outline-level="3">🧲 Electromagnetic Analogy in QA: Binding, Confinement, Emission</text:h>
      <text:list text:style-name="L66">
        <text:list-item>
          <text:p text:style-name="P66">In both QA and Chord Language:</text:p>
          <text:list>
            <text:list-item>
              <text:p text:style-name="P66"><text:span text:style-name="Strong_20_Emphasis">Closed strings (Major triads)</text:span> act like <text:span text:style-name="Strong_20_Emphasis">bound proton fields</text:span>: mod-stable, low entropy, high resonance.</text:p>
            </text:list-item>
            <text:list-item>
              <text:p text:style-name="P66"><text:span text:style-name="Strong_20_Emphasis">Open strings (Minor triads)</text:span> resemble <text:span text:style-name="Strong_20_Emphasis">quantum radiation / leaky states</text:span>—free phase energy or decay fields.</text:p>
            </text:list-item>
            <text:list-item>
              <text:p text:style-name="P66"><text:span text:style-name="Strong_20_Emphasis">Membrane chords</text:span> = intermediate modulators, like <text:span text:style-name="Strong_20_Emphasis">gluons or magnetons</text:span>, forming the <text:span text:style-name="Strong_20_Emphasis">vortex surface</text:span>.</text:p>
            </text:list-item>
          </text:list>
        </text:list-item>
      </text:list>
      <text:p text:style-name="Text_20_body">This aligns precisely with QA’s <text:span text:style-name="Strong_20_Emphasis">toroidal modular attractor model</text:span>, where:</text:p>
      <text:list text:style-name="L67">
        <text:list-item>
          <text:p text:style-name="P67">Closed harmonic rings = <text:span text:style-name="Strong_20_Emphasis">resonant bound wave</text:span> (e.g., 3-par)</text:p>
        </text:list-item>
        <text:list-item>
          <text:p text:style-name="P67">Open orbits = <text:span text:style-name="Strong_20_Emphasis">escape vectors or spiral residues</text:span> (e.g., non-aligned primes)</text:p>
        </text:list-item>
        <text:list-item>
          <text:p text:style-name="P67">Magnetic fields emerge from <text:span text:style-name="Strong_20_Emphasis">elliptical overlap</text:span> of prime paths across mod-72/144.</text:p>
        </text:list-item>
      </text:list>
      <text:p text:style-name="Horizontal_20_Line"/>
      <text:h text:style-name="Heading_20_3" text:outline-level="3">🌌 Heptachord = Cosmic Scale Field Model</text:h>
      <text:list text:style-name="L68">
        <text:list-item>
          <text:p text:style-name="P68">In final statements, Li compares <text:span text:style-name="Strong_20_Emphasis">heptachord field interactions</text:span> to <text:span text:style-name="Strong_20_Emphasis">celestial systems</text:span>:</text:p>
          <text:list>
            <text:list-item>
              <text:p text:style-name="P68">Used to express <text:span text:style-name="Strong_20_Emphasis">life and astrophysical structures</text:span></text:p>
            </text:list-item>
            <text:list-item>
              <text:p text:style-name="P68">Exhibits <text:span text:style-name="Strong_20_Emphasis">macro-electromagnetic properties</text:span> and possibly <text:span text:style-name="Strong_20_Emphasis">gravity</text:span></text:p>
            </text:list-item>
          </text:list>
        </text:list-item>
        <text:list-item>
          <text:p text:style-name="P68">Gestalt hierarchy in chords is related to <text:span text:style-name="Strong_20_Emphasis">gravitational binding tendency</text:span>, echoing <text:span text:style-name="Strong_20_Emphasis">modular harmonic centripetal force</text:span>.</text:p>
        </text:list-item>
      </text:list>
      <text:p text:style-name="Text_20_body">This mirrors QA's <text:span text:style-name="Strong_20_Emphasis">prime myriads model</text:span>, where:</text:p>
      <text:list text:style-name="L69">
        <text:list-item>
          <text:p text:style-name="P69">Macro-scale phenomena (stars, galaxies) are modeled using <text:span text:style-name="Strong_20_Emphasis">prime nested residues</text:span>.</text:p>
        </text:list-item>
        <text:list-item>
          <text:p text:style-name="P69">Gravitational effects arise from <text:span text:style-name="Strong_20_Emphasis">asymmetric modular enclosure across toroidal spacetime</text:span>.</text:p>
        </text:list-item>
      </text:list>
      <text:p text:style-name="Horizontal_20_Line"><text:soft-page-break/></text:p>
      <text:h text:style-name="Heading_20_2" text:outline-level="2">🔁 Summary Table: EM ↔ QA ↔ Chord Theory</text:h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<text:span text:style-name="Strong_20_Emphasis">Concept</text:span></text:p>
            </table:table-cell>
            <table:table-cell table:style-name="Table16.A1" office:value-type="string">
              <text:p text:style-name="Table_20_Heading"><text:span text:style-name="Strong_20_Emphasis">Chord Language</text:span></text:p>
            </table:table-cell>
            <table:table-cell table:style-name="Table16.A1" office:value-type="string">
              <text:p text:style-name="Table_20_Heading"><text:span text:style-name="Strong_20_Emphasis">QA Equivalent</text:span></text:p>
            </table:table-cell>
          </table:table-row>
        </table:table-header-rows>
        <table:table-row>
          <table:table-cell table:style-name="Table16.A1" office:value-type="string">
            <text:p text:style-name="Table_20_Contents">Proton</text:p>
          </table:table-cell>
          <table:table-cell table:style-name="Table16.A1" office:value-type="string">
            <text:p text:style-name="Table_20_Contents">Closed string, Major triad</text:p>
          </table:table-cell>
          <table:table-cell table:style-name="Table16.A1" office:value-type="string">
            <text:p text:style-name="Table_20_Contents">Bound harmonic packet (modular attractor)</text:p>
          </table:table-cell>
        </table:table-row>
        <table:table-row>
          <table:table-cell table:style-name="Table16.A1" office:value-type="string">
            <text:p text:style-name="Table_20_Contents">Electron</text:p>
          </table:table-cell>
          <table:table-cell table:style-name="Table16.A1" office:value-type="string">
            <text:p text:style-name="Table_20_Contents">Open string, Minor triad</text:p>
          </table:table-cell>
          <table:table-cell table:style-name="Table16.A1" office:value-type="string">
            <text:p text:style-name="Table_20_Contents">Escape-phase harmonic, residue leak</text:p>
          </table:table-cell>
        </table:table-row>
        <table:table-row>
          <table:table-cell table:style-name="Table16.A1" office:value-type="string">
            <text:p text:style-name="Table_20_Contents">Magnetic field</text:p>
          </table:table-cell>
          <table:table-cell table:style-name="Table16.A1" office:value-type="string">
            <text:p text:style-name="Table_20_Contents">Membrane chord</text:p>
          </table:table-cell>
          <table:table-cell table:style-name="Table16.A1" office:value-type="string">
            <text:p text:style-name="Table_20_Contents">Toroidal wave boundary / elliptic overlay</text:p>
          </table:table-cell>
        </table:table-row>
        <table:table-row>
          <table:table-cell table:style-name="Table16.A1" office:value-type="string">
            <text:p text:style-name="Table_20_Contents">Neutron (neutral chord packet)</text:p>
          </table:table-cell>
          <table:table-cell table:style-name="Table16.A1" office:value-type="string">
            <text:p text:style-name="Table_20_Contents">Membrane-only (no triad)</text:p>
          </table:table-cell>
          <table:table-cell table:style-name="Table16.A1" office:value-type="string">
            <text:p text:style-name="Table_20_Contents">Zero-phase packet (null vector in b-e-d-a)</text:p>
          </table:table-cell>
        </table:table-row>
        <table:table-row>
          <table:table-cell table:style-name="Table16.A1" office:value-type="string">
            <text:p text:style-name="Table_20_Contents">Gluons/quarks</text:p>
          </table:table-cell>
          <table:table-cell table:style-name="Table16.A1" office:value-type="string">
            <text:p text:style-name="Table_20_Contents">Membrane string confinement</text:p>
          </table:table-cell>
          <table:table-cell table:style-name="Table16.A1" office:value-type="string">
            <text:p text:style-name="Table_20_Contents">Modular twist field components</text:p>
          </table:table-cell>
        </table:table-row>
        <table:table-row>
          <table:table-cell table:style-name="Table16.A1" office:value-type="string">
            <text:p text:style-name="Table_20_Contents">Space-time interaction</text:p>
          </table:table-cell>
          <table:table-cell table:style-name="Table16.A1" office:value-type="string">
            <text:p text:style-name="Table_20_Contents">Chord-membrane-voice structures</text:p>
          </table:table-cell>
          <table:table-cell table:style-name="Table16.A1" office:value-type="string">
            <text:p text:style-name="Table_20_Contents">(b,e,d,a) par-vector evolution on mod field</text:p>
          </table:table-cell>
        </table:table-row>
      </table:table>
      <text:p text:style-name="Horizontal_20_Line"/>
      <text:p text:style-name="Text_20_body">Would you like to now <text:span text:style-name="Strong_20_Emphasis">summarize the entire mapping across chapters</text:span>, or begin synthesizing this into a <text:span text:style-name="Strong_20_Emphasis">visual harmonic field simulator using QA modular topology</text:span> (e.g., toroidal EM-resonance graphs with chord field overlays)?</text:p>
      <text:p text:style-name="Text_20_body">Here's a complete summary of the QA-Chord Language mapping, complete with modular field interpretation, examples of residue-based triads, and an evaluated example showing how a <text:span text:style-name="Strong_20_Emphasis">C Major chord maps to modular torus angles</text:span> using <text:span text:style-name="Source_20_Text">(b,e,d,a)</text:span> → <text:span text:style-name="Source_20_Text">(0,4,7,11)</text:span>.</text:p>
      <text:p text:style-name="Text_20_body">This builds a quantized <text:span text:style-name="Strong_20_Emphasis">harmonic geometry</text:span> on toroidal space via:</text:p>
      <text:list text:style-name="L70">
        <text:list-item>
          <text:p text:style-name="P70">Residue logic (mod-12/24)</text:p>
        </text:list-item>
        <text:list-item>
          <text:p text:style-name="P70">Angular vector representation (arg functions)</text:p>
        </text:list-item>
        <text:list-item>
          <text:p text:style-name="P70">Harmonic charge (◆/●)</text:p>
        </text:list-item>
        <text:list-item>
          <text:p text:style-name="P70">Electromagnetic analogues (Major = proton, Minor = electron)</text:p>
        </text:list-item>
      </text:list>
      <text:p text:style-name="Text_20_body">Would you like a live <text:span text:style-name="Strong_20_Emphasis">visual modular graph or toroidal plot</text:span> of this harmonic structure next?</text:p>
      <text:p text:style-name="Text_20_body">Here’s a live <text:span text:style-name="Strong_20_Emphasis">3D toroidal plot</text:span> of the <text:span text:style-name="Strong_20_Emphasis">C Major chord</text:span> mapped as modular vectors <text:span text:style-name="Source_20_Text">(b=0, e=4, d=7, a=11)</text:span> in <text:span text:style-name="Strong_20_Emphasis">Quantum Arithmetic space</text:span>.</text:p>
      <text:list text:style-name="L71">
        <text:list-item>
          <text:p text:style-name="P71">Each point (B, E, D, A) represents a complex phase pair → projected into a torus.</text:p>
        </text:list-item>
        <text:list-item>
          <text:p text:style-name="P71"><text:span text:style-name="Strong_20_Emphasis">Positions on the torus</text:span> visualize how each harmonic (note) embeds into a <text:span text:style-name="Strong_20_Emphasis">modular field structure</text:span>.</text:p>
        </text:list-item>
        <text:list-item>
          <text:p text:style-name="P71">This structure reflects <text:span text:style-name="Strong_20_Emphasis">mod-12 phase wrapping</text:span>, highlighting <text:span text:style-name="Strong_20_Emphasis">harmonic balance, symmetry, and charge potential</text:span>.</text:p>
        </text:list-item>
      </text:list>
      <text:p text:style-name="Text_20_body">Would you like to animate this rotation or explore other chords (e.g., minor, diminished, or jazz voicings)?</text:p>
      <text:p text:style-name="Text_20_body">Here you can see the <text:span text:style-name="Strong_20_Emphasis">modular toroidal embeddings</text:span> of various <text:span text:style-name="Strong_20_Emphasis">C-based chords</text:span>:</text:p>
      <text:list text:style-name="L72">
        <text:list-item>
          <text:p text:style-name="P72">🎹 <text:span text:style-name="Strong_20_Emphasis">C Major</text:span>: Balanced, vertical alignment — stable modular attractor.</text:p>
        </text:list-item>
        <text:list-item>
          <text:p text:style-name="P72"><text:soft-page-break/>🌑 <text:span text:style-name="Strong_20_Emphasis">C Minor</text:span>: Shifted points — showing <text:span text:style-name="Strong_20_Emphasis">resonance torque</text:span> (minor triad's darker energy).</text:p>
        </text:list-item>
        <text:list-item>
          <text:p text:style-name="P72">🌀 <text:span text:style-name="Strong_20_Emphasis">C Diminished 7th</text:span>: Fully rotated, quadrilateral-like structure — <text:span text:style-name="Strong_20_Emphasis">symmetrical but high-tension</text:span>.</text:p>
        </text:list-item>
        <text:list-item>
          <text:p text:style-name="P72">🎷 <text:span text:style-name="Strong_20_Emphasis">Cmaj7 / C7 / Cm7</text:span>: Jazz voicings spread across angular zones, indicating <text:span text:style-name="Strong_20_Emphasis">extended harmonic fields</text:span> and <text:span text:style-name="Strong_20_Emphasis">modular dispersion</text:span>.</text:p>
        </text:list-item>
      </text:list>
      <text:p text:style-name="Text_20_body">Each color cluster reflects how <text:span text:style-name="Strong_20_Emphasis">modular residue pairs</text:span> (e.g., (7,11)) project onto the torus—offering visual insight into harmonic character.</text:p>
      <text:p text:style-name="Text_20_body">Would you like to interactively rotate, animate, or export this as a chord field map? Or shall we build this into a <text:span text:style-name="Strong_20_Emphasis">QA-based harmonic simulator GUI</text:span>?</text:p>
      <text:p text:style-name="Text_20_body">✅ The <text:span text:style-name="Strong_20_Emphasis">QA-based Harmonic Simulator GUI</text:span> is now live!</text:p>
      <text:p text:style-name="Text_20_body">It features:</text:p>
      <text:list text:style-name="L73">
        <text:list-item>
          <text:p text:style-name="P73">A <text:span text:style-name="Strong_20_Emphasis">3D toroidal harmonic visualizer</text:span>.</text:p>
        </text:list-item>
        <text:list-item>
          <text:p text:style-name="P73">A dropdown to select between <text:span text:style-name="Strong_20_Emphasis">Major, Minor, Diminished, and Jazz chords</text:span>.</text:p>
        </text:list-item>
        <text:list-item>
          <text:p text:style-name="P73">Each chord is projected into modular torus space using <text:span text:style-name="Source_20_Text">(b, e, d, a)</text:span> mappings.</text:p>
        </text:list-item>
        <text:list-item>
          <text:p text:style-name="P73">You can orbit, zoom, and explore harmonic field dynamics interactively.</text:p>
        </text:list-item>
      </text:list>
      <text:p text:style-name="Text_20_body">Would you like to:</text:p>
      <text:list text:style-name="L74">
        <text:list-item>
          <text:p text:style-name="P74">Add real-time <text:span text:style-name="Strong_20_Emphasis">modular phase angle display</text:span>?</text:p>
        </text:list-item>
        <text:list-item>
          <text:p text:style-name="P74">Include <text:span text:style-name="Strong_20_Emphasis">sound playback</text:span> tied to spatial positions?</text:p>
        </text:list-item>
        <text:list-item>
          <text:p text:style-name="P74">Extend to <text:span text:style-name="Strong_20_Emphasis">custom chord entry and prime residue tracking</text:span>?</text:p>
        </text:list-item>
      </text:list>
      <text:p text:style-name="Text_20_body">Let me know how deep you'd like this to go.</text:p>
      <text:p text:style-name="Standard"><text:line-break/><text:line-break/><text:span text:style-name="T1">Chat associated code:<text:line-break/><text:line-break/><text:line-break/>from IPython.display import Markdown</text:span></text:p>
      <text:p text:style-name="Standard"/>
      <text:p text:style-name="Standard">summary = """</text:p>
      <text:p text:style-name="Standard"># 🎼 Quantum Arithmetic (QA) Mapping of *Chord Language* by Chapter</text:p>
      <text:p text:style-name="Standard"/>
      <text:p text:style-name="Standard">This comprehensive mapping synthesizes **Li Xiaohong’s Chord Language** with **Quantum Arithmetic (QA)**, showing how tonal and chromatic systems align with modular arithmetic, toroidal harmonics, and prime-based resonance models.</text:p>
      <text:p text:style-name="Standard"/>
      <text:p text:style-name="Standard">---</text:p>
      <text:p text:style-name="Standard"/>
      <text:p text:style-name="Standard">## 🧭 Chapter-Wise Summary</text:p>
      <text:p text:style-name="Standard"/>
      <text:p text:style-name="Standard">### **Ch. 1–2: MOD12 &amp; Modular Harmony**</text:p>
      <text:p text:style-name="Standard">- **MOD12 chords** ↔ **Residue classes** in QA (e.g., mod-12, mod-24).</text:p>
      <text:p text:style-name="Standard">- **Symmetry &amp; inversion** = modular reflection (e.g., 7 ↔ 5).</text:p>
      <text:p text:style-name="Standard"><text:soft-page-break/>- **Example**:</text:p>
      <text:p text:style-name="Standard"><text:s text:c="2"/>- C major = {0, 4, 7} mod 12 = QA residue triplet</text:p>
      <text:p text:style-name="Standard"><text:s text:c="2"/>- In QA: 0 ≡ even prime root, 4 ≡ forward parity, 7 ≡ spiral modulator</text:p>
      <text:p text:style-name="Standard"/>
      <text:p text:style-name="Standard">---</text:p>
      <text:p text:style-name="Standard"/>
      <text:p text:style-name="Standard">### **Ch. 3–4: Chord Packet Geometry**</text:p>
      <text:p text:style-name="Standard">- **Line vs. Membrane chords** ↔ **Prime-par (line) vs vortex-par (membrane)**.</text:p>
      <text:p text:style-name="Standard">- Chord packets = **(b,e,d,a)** configurations in mod fields.</text:p>
      <text:p text:style-name="Standard">- **Example**:</text:p>
      <text:p text:style-name="Standard"><text:s text:c="2"/>- Line chord C major: (0, 4, 7)</text:p>
      <text:p text:style-name="Standard"><text:s text:c="2"/>- Membrane chord (dim7): (11, 8, 5, 2)</text:p>
      <text:p text:style-name="Standard"><text:s text:c="2"/>- QA interprets as phase-locked vs field-filling configurations.</text:p>
      <text:p text:style-name="Standard"/>
      <text:p text:style-name="Standard">---</text:p>
      <text:p text:style-name="Standard"/>
      <text:p text:style-name="Standard">### **Ch. 5: T-D-S Hierarchies**</text:p>
      <text:p text:style-name="Standard">- **Tonic/Dominant/Subdominant** ↔ QA parity layers:</text:p>
      <text:p text:style-name="Standard"><text:s text:c="2"/>- T = stable prime par</text:p>
      <text:p text:style-name="Standard"><text:s text:c="2"/>- D = dissonant parity push</text:p>
      <text:p text:style-name="Standard"><text:s text:c="2"/>- S = upward resonance vector</text:p>
      <text:p text:style-name="Standard">- **Example**:</text:p>
      <text:p text:style-name="Standard"><text:s text:c="2"/>- T–S–D in C major: C–F–G</text:p>
      <text:p text:style-name="Standard"><text:s text:c="2"/>- QA root step: (0 → 5 → 7) = (+5, +2 mod 12) → **spiral parity**</text:p>
      <text:p text:style-name="Standard"/>
      <text:p text:style-name="Standard">---</text:p>
      <text:p text:style-name="Standard"/>
      <text:p text:style-name="Standard">### **Ch. 6: Gestalt Hierarchies**</text:p>
      <text:p text:style-name="Standard">- Gestalt = **binding energy of harmonic fields**.</text:p>
      <text:p text:style-name="Standard"><text:s text:c="2"/>- Closed Gestalt = strong attractor (B dim7)</text:p>
      <text:p text:style-name="Standard"><text:s text:c="2"/>- Weak Gestalt = sparse torus edge</text:p>
      <text:p text:style-name="Standard">- **QA Analog**: Closed mod cycle vs non-closed phase</text:p>
      <text:p text:style-name="Standard"/>
      <text:p text:style-name="Standard">---</text:p>
      <text:p text:style-name="Standard"/>
      <text:p text:style-name="Standard">### **Ch. 7: Special Chords**</text:p>
      <text:p text:style-name="Standard">- Coincident chords = **overlapping harmonic moduli**</text:p>
      <text:p text:style-name="Standard">- Omitted chords = **partial b-e-d-a state**</text:p>
      <text:p text:style-name="Standard">- **QA Field Effects**: Interference, null wave zones</text:p>
      <text:p text:style-name="Standard"/>
      <text:p text:style-name="Standard">---</text:p>
      <text:p text:style-name="Standard"/>
      <text:p text:style-name="Standard">### **Ch. 8: Multi-Layer Groups**</text:p>
      <text:p text:style-name="Standard">- Heptachords ↔ **nested mod-n fields** (e.g., mod-24 in mod-72)</text:p>
      <text:p text:style-name="Standard">- Gestalt values create modular **gravitational layers**</text:p>
      <text:p text:style-name="Standard">- **Example**: A–F–C# dim7s create stratified harmonic layers</text:p>
      <text:p text:style-name="Standard"/>
      <text:p text:style-name="Standard">---</text:p>
      <text:p text:style-name="Standard"/>
      <text:p text:style-name="Standard">### **Ch. 9: Atonal Systems**</text:p>
      <text:p text:style-name="Standard">- No tonic = **prime dispersion field**</text:p>
      <text:p text:style-name="Standard">- Chromatic smear = **irrational modular states**</text:p>
      <text:p text:style-name="Standard"><text:soft-page-break/>- QA analog: non-closing toroidal drift, irrational residue ring</text:p>
      <text:p text:style-name="Standard"/>
      <text:p text:style-name="Standard">---</text:p>
      <text:p text:style-name="Standard"/>
      <text:p text:style-name="Standard">### **Ch. 10–11: Melody of Color**</text:p>
      <text:p text:style-name="Standard">- Colors = mod charges:</text:p>
      <text:p text:style-name="Standard"><text:s text:c="2"/>- ◆ = + residue, ● = − residue</text:p>
      <text:p text:style-name="Standard">- M–L, Facet, Point, Parallel melody ↔ QA harmonic projection:</text:p>
      <text:p text:style-name="Standard"><text:s text:c="2"/>- e.g., brightness = modular amplitude</text:p>
      <text:p text:style-name="Standard">- **Example Formula**:</text:p>
      <text:p text:style-name="Standard"><text:s text:c="2"/>- Color vector = `(θ, φ) = arg(b + ie), arg(d + ia)` → maps to torus</text:p>
      <text:p text:style-name="Standard"/>
      <text:p text:style-name="Standard">---</text:p>
      <text:p text:style-name="Standard"/>
      <text:p text:style-name="Standard">### **Ch. 12: Non-Chord Tones**</text:p>
      <text:p text:style-name="Standard">- Passing tone = irrational or offset modular spike</text:p>
      <text:p text:style-name="Standard">- Suspension = delayed parity collapse</text:p>
      <text:p text:style-name="Standard">- QA: phase drift or torsional delay</text:p>
      <text:p text:style-name="Standard"/>
      <text:p text:style-name="Standard">---</text:p>
      <text:p text:style-name="Standard"/>
      <text:p text:style-name="Standard">### **Ch. 13: Root Motion**</text:p>
      <text:p text:style-name="Standard">- Bass motion = vector shift in modular residue</text:p>
      <text:p text:style-name="Standard"><text:s text:c="2"/>- Fifth = +7 (mod 12), Third = +3 or +4</text:p>
      <text:p text:style-name="Standard">- Circle of fifths = full modular orbit</text:p>
      <text:p text:style-name="Standard">- QA analog: toroidal closure cycle</text:p>
      <text:p text:style-name="Standard"/>
      <text:p text:style-name="Standard">---</text:p>
      <text:p text:style-name="Standard"/>
      <text:p text:style-name="Standard">### **Ch. 14: Color Systems + Electromagnetic Interactions**</text:p>
      <text:p text:style-name="Standard">- Chord = EM particle:</text:p>
      <text:p text:style-name="Standard"><text:s text:c="2"/>- Major = proton (closed)</text:p>
      <text:p text:style-name="Standard"><text:s text:c="2"/>- Minor = electron (open)</text:p>
      <text:p text:style-name="Standard"><text:s text:c="2"/>- Membrane = magnetic polarity</text:p>
      <text:p text:style-name="Standard">- QA:</text:p>
      <text:p text:style-name="Standard"><text:s text:c="2"/>- Major triads = stable vortex attractors</text:p>
      <text:p text:style-name="Standard"><text:s text:c="2"/>- Minor = leaky or emissive torsions</text:p>
      <text:p text:style-name="Standard"><text:s text:c="2"/>- Membrane = toroidal phase surface</text:p>
      <text:p text:style-name="Standard"/>
      <text:p text:style-name="Standard">---</text:p>
      <text:p text:style-name="Standard"/>
      <text:p text:style-name="Standard">## 🧮 Example Evaluation: QA + Chord</text:p>
      <text:p text:style-name="Standard"/>
      <text:p text:style-name="Standard">Given:</text:p>
      <text:p text:style-name="Standard">- C Major = {0, 4, 7}</text:p>
      <text:p text:style-name="Standard">- Treat as: b=0, e=4, d=7, a=11</text:p>
      <text:p text:style-name="Standard"/>
      <text:p text:style-name="Standard">### Phase Coordinates on Modular Torus:</text:p>
      <text:p text:style-name="Standard">```python</text:p>
      <text:p text:style-name="Standard">θ = arg(b + i*e) = arg(0 + 4i) = 90°</text:p>
      <text:p text:style-name="Standard">φ = arg(d + i*a) = arg(7 + 11i) ≈ arctan(11/7) ≈ 57.5°<text:line-break/><text:line-break/><text:soft-page-break/><text:line-break/>import numpy as np</text:p>
      <text:p text:style-name="Standard">import matplotlib.pyplot as plt</text:p>
      <text:p text:style-name="Standard">from mpl_toolkits.mplot3d import Axes3D</text:p>
      <text:p text:style-name="Standard"/>
      <text:p text:style-name="Standard"># Define the torus structure</text:p>
      <text:p text:style-name="Standard">def torus(R=3, r=1, n=100):</text:p>
      <text:p text:style-name="Standard"><text:s text:c="4"/>theta = np.linspace(0, 2 * np.pi, n)</text:p>
      <text:p text:style-name="Standard"><text:s text:c="4"/>phi = np.linspace(0, 2 * np.pi, n)</text:p>
      <text:p text:style-name="Standard"><text:s text:c="4"/>theta, phi = np.meshgrid(theta, phi)</text:p>
      <text:p text:style-name="Standard"><text:s text:c="4"/>X = (R + r * np.cos(theta)) * np.cos(phi)</text:p>
      <text:p text:style-name="Standard"><text:s text:c="4"/>Y = (R + r * np.cos(theta)) * np.sin(phi)</text:p>
      <text:p text:style-name="Standard"><text:s text:c="4"/>Z = r * np.sin(theta)</text:p>
      <text:p text:style-name="Standard"><text:s text:c="4"/>return X, Y, Z</text:p>
      <text:p text:style-name="Standard"/>
      <text:p text:style-name="Standard"># Harmonic positions for C Major (b,e,d,a) = (0,4,7,11)</text:p>
      <text:p text:style-name="Standard">harmonics = {</text:p>
      <text:p text:style-name="Standard"><text:s text:c="4"/>"b": (0, 4), <text:s text:c="3"/># θ = arg(b + ie) = arg(0 + 4i) = π/2</text:p>
      <text:p text:style-name="Standard"><text:s text:c="4"/>"e": (4, 0),</text:p>
      <text:p text:style-name="Standard"><text:s text:c="4"/>"d": (7, 11), <text:s text:c="2"/># θ = arg(7 + 11i)</text:p>
      <text:p text:style-name="Standard"><text:s text:c="4"/>"a": (11, 7),</text:p>
      <text:p text:style-name="Standard">}</text:p>
      <text:p text:style-name="Standard"/>
      <text:p text:style-name="Standard"># Convert complex vectors to toroidal angles</text:p>
      <text:p text:style-name="Standard">def map_to_torus_coords(z, R=3, r=1):</text:p>
      <text:p text:style-name="Standard"><text:s text:c="4"/>theta = np.angle(complex(z[0], z[1])) % (2 * np.pi)</text:p>
      <text:p text:style-name="Standard"><text:s text:c="4"/>phi = theta <text:s/># use same for simplicity</text:p>
      <text:p text:style-name="Standard"><text:s text:c="4"/>x = (R + r * np.cos(theta)) * np.cos(phi)</text:p>
      <text:p text:style-name="Standard"><text:s text:c="4"/>y = (R + r * np.cos(theta)) * np.sin(phi)</text:p>
      <text:p text:style-name="Standard"><text:s text:c="4"/>z = r * np.sin(theta)</text:p>
      <text:p text:style-name="Standard"><text:s text:c="4"/>return x, y, z</text:p>
      <text:p text:style-name="Standard"/>
      <text:p text:style-name="Standard"># Plotting the torus and harmonic points</text:p>
      <text:p text:style-name="Standard">X, Y, Z = torus()</text:p>
      <text:p text:style-name="Standard"/>
      <text:p text:style-name="Standard">fig = plt.figure(figsize=(10, 8))</text:p>
      <text:p text:style-name="Standard">ax = fig.add_subplot(111, projection='3d')</text:p>
      <text:p text:style-name="Standard">ax.plot_surface(X, Y, Z, color='lightgray', alpha=0.3, rstride=4, cstride=4, edgecolor='none')</text:p>
      <text:p text:style-name="Standard"/>
      <text:p text:style-name="Standard"># Plot harmonic points</text:p>
      <text:p text:style-name="Standard">for label, vec in harmonics.items():</text:p>
      <text:p text:style-name="Standard"><text:s text:c="4"/>x, y, z_ = map_to_torus_coords(vec)</text:p>
      <text:p text:style-name="Standard"><text:s text:c="4"/>ax.scatter(x, y, z_, label=label.upper(), s=100)</text:p>
      <text:p text:style-name="Standard"/>
      <text:p text:style-name="Standard">ax.set_title("Modular Toroidal Embedding of C Major Chord (b=0, e=4, d=7, a=11)")</text:p>
      <text:p text:style-name="Standard">ax.legend()</text:p>
      <text:p text:style-name="Standard">ax.axis('off')</text:p>
      <text:p text:style-name="Standard">plt.tight_layout()</text:p>
      <text:p text:style-name="Standard">plt.show()<text:line-break/><text:line-break/><text:line-break/># Define more chords: minor, diminished, jazz voicings</text:p>
      <text:p text:style-name="Standard"><text:soft-page-break/>chords = {</text:p>
      <text:p text:style-name="Standard"><text:s text:c="4"/>"C Major": [(0, 4), (4, 0), (7, 11), (11, 7)], <text:s text:c="7"/># C - E - G - B</text:p>
      <text:p text:style-name="Standard"><text:s text:c="4"/>"C Minor": [(0, 3), (3, 0), (7, 10), (10, 7)], <text:s text:c="7"/># C - Eb - G - Bb</text:p>
      <text:p text:style-name="Standard"><text:s text:c="4"/>"C Dim7": <text:s/>[(11, 8), (8, 5), (5, 2), (2, 11)], <text:s text:c="7"/># B - Ab - F - D</text:p>
      <text:p text:style-name="Standard"><text:s text:c="4"/>"Cmaj7": <text:s text:c="2"/>[(0, 4), (4, 7), (7, 11), (11, 0)], <text:s text:c="7"/># C - E - G - B</text:p>
      <text:p text:style-name="Standard"><text:s text:c="4"/>"C7": <text:s text:c="5"/>[(0, 4), (4, 7), (7, 10), (10, 0)], <text:s text:c="7"/># C - E - G - Bb</text:p>
      <text:p text:style-name="Standard"><text:s text:c="4"/>"Cm7": <text:s text:c="4"/>[(0, 3), (3, 7), (7, 10), (10, 0)], <text:s text:c="7"/># C - Eb - G - Bb</text:p>
      <text:p text:style-name="Standard">}</text:p>
      <text:p text:style-name="Standard"/>
      <text:p text:style-name="Standard"># Reuse torus base</text:p>
      <text:p text:style-name="Standard">fig = plt.figure(figsize=(14, 10))</text:p>
      <text:p text:style-name="Standard">ax = fig.add_subplot(111, projection='3d')</text:p>
      <text:p text:style-name="Standard">ax.plot_surface(X, Y, Z, color='lightgray', alpha=0.2, rstride=4, cstride=4, edgecolor='none')</text:p>
      <text:p text:style-name="Standard"/>
      <text:p text:style-name="Standard">colors = ['red', 'blue', 'green', 'orange', 'purple', 'cyan']</text:p>
      <text:p text:style-name="Standard">for idx, (chord_name, notes) in enumerate(chords.items()):</text:p>
      <text:p text:style-name="Standard"><text:s text:c="4"/>for vec in notes:</text:p>
      <text:p text:style-name="Standard"><text:s text:c="8"/>x, y, z_ = map_to_torus_coords(vec)</text:p>
      <text:p text:style-name="Standard"><text:s text:c="8"/>ax.scatter(x, y, z_, label=f"{chord_name}", s=60, color=colors[idx % len(colors)], alpha=0.8)</text:p>
      <text:p text:style-name="Standard"/>
      <text:p text:style-name="Standard">ax.set_title("Modular Toroidal Embedding of C-Based Chords (Major, Minor, Diminished, Jazz)")</text:p>
      <text:p text:style-name="Standard">ax.axis('off')</text:p>
      <text:p text:style-name="Standard">plt.tight_layout()</text:p>
      <text:p text:style-name="Standard">plt.show()<text:line-break/><text:line-break/><text:line-break/>import React, { useState } from 'react';</text:p>
      <text:p text:style-name="Standard">import { Canvas } from '@react-three/fiber';</text:p>
      <text:p text:style-name="Standard">import { OrbitControls } from '@react-three/drei';</text:p>
      <text:p text:style-name="Standard">import * as THREE from 'three';</text:p>
      <text:p text:style-name="Standard"/>
      <text:p text:style-name="Standard">const chordMappings = {</text:p>
      <text:p text:style-name="Standard"><text:s text:c="2"/>'C Major': [[0, 4], [4, 0], [7, 11], [11, 7]],</text:p>
      <text:p text:style-name="Standard"><text:s text:c="2"/>'C Minor': [[0, 3], [3, 0], [7, 10], [10, 7]],</text:p>
      <text:p text:style-name="Standard"><text:s text:c="2"/>'C Diminished 7th': [[11, 8], [8, 5], [5, 2], [2, 11]],</text:p>
      <text:p text:style-name="Standard"><text:s text:c="2"/>'Cmaj7': [[0, 4], [4, 7], [7, 11], [11, 0]],</text:p>
      <text:p text:style-name="Standard"><text:s text:c="2"/>'C7': [[0, 4], [4, 7], [7, 10], [10, 0]],</text:p>
      <text:p text:style-name="Standard"><text:s text:c="2"/>'Cm7': [[0, 3], [3, 7], [7, 10], [10, 0]]</text:p>
      <text:p text:style-name="Standard">};</text:p>
      <text:p text:style-name="Standard"/>
      <text:p text:style-name="Standard">function getTorusCoords([re, im], R = 3, r = 1) {</text:p>
      <text:p text:style-name="Standard"><text:s text:c="2"/>const angle = Math.atan2(im, re);</text:p>
      <text:p text:style-name="Standard"><text:s text:c="2"/>const x = (R + r * Math.cos(angle)) * Math.cos(angle);</text:p>
      <text:p text:style-name="Standard"><text:s text:c="2"/>const y = (R + r * Math.cos(angle)) * Math.sin(angle);</text:p>
      <text:p text:style-name="Standard"><text:s text:c="2"/>const z = r * Math.sin(angle);</text:p>
      <text:p text:style-name="Standard"><text:s text:c="2"/>return [x, y, z];</text:p>
      <text:p text:style-name="Standard">}</text:p>
      <text:p text:style-name="Standard"/>
      <text:p text:style-name="Standard">function HarmonicPoint({ position, color }) {</text:p>
      <text:p text:style-name="Standard"><text:s text:c="2"/>return (</text:p>
      <text:p text:style-name="Standard"><text:s text:c="4"/>&lt;mesh position={position}&gt;</text:p>
      <text:p text:style-name="Standard"><text:s text:c="6"/>&lt;sphereGeometry args={[0.1, 32, 32]} /&gt;</text:p>
      <text:p text:style-name="Standard"><text:soft-page-break/><text:s text:c="6"/>&lt;meshStandardMaterial color={color} /&gt;</text:p>
      <text:p text:style-name="Standard"><text:s text:c="4"/>&lt;/mesh&gt;</text:p>
      <text:p text:style-name="Standard"><text:s text:c="2"/>);</text:p>
      <text:p text:style-name="Standard">}</text:p>
      <text:p text:style-name="Standard"/>
      <text:p text:style-name="Standard">function HarmonicVisualizer({ chord }) {</text:p>
      <text:p text:style-name="Standard"><text:s text:c="2"/>const points = chordMappings[chord].map((vec) =&gt; getTorusCoords(vec));</text:p>
      <text:p text:style-name="Standard"><text:s text:c="2"/>const color = new THREE.Color(`hsl(${Math.random() * 360}, 100%, 60%)`);</text:p>
      <text:p text:style-name="Standard"><text:s text:c="2"/>return (</text:p>
      <text:p text:style-name="Standard"><text:s text:c="4"/>&lt;&gt;</text:p>
      <text:p text:style-name="Standard"><text:s text:c="6"/>{points.map((pos, idx) =&gt; (</text:p>
      <text:p text:style-name="Standard"><text:s text:c="8"/>&lt;HarmonicPoint key={idx} position={pos} color={color} /&gt;</text:p>
      <text:p text:style-name="Standard"><text:s text:c="6"/>))}</text:p>
      <text:p text:style-name="Standard"><text:s text:c="4"/>&lt;/&gt;</text:p>
      <text:p text:style-name="Standard"><text:s text:c="2"/>);</text:p>
      <text:p text:style-name="Standard">}</text:p>
      <text:p text:style-name="Standard"/>
      <text:p text:style-name="Standard">export default function App() {</text:p>
      <text:p text:style-name="Standard"><text:s text:c="2"/>const [selectedChord, setSelectedChord] = useState('C Major');</text:p>
      <text:p text:style-name="Standard"/>
      <text:p text:style-name="Standard"><text:s text:c="2"/>return (</text:p>
      <text:p text:style-name="Standard"><text:s text:c="4"/>&lt;div className="w-full h-screen"&gt;</text:p>
      <text:p text:style-name="Standard"><text:s text:c="6"/>&lt;div className="absolute top-4 left-4 z-10 bg-white p-4 rounded shadow"&gt;</text:p>
      <text:p text:style-name="Standard"><text:s text:c="8"/>&lt;label className="font-bold"&gt;Select Chord:&lt;/label&gt;</text:p>
      <text:p text:style-name="Standard"><text:s text:c="8"/>&lt;select</text:p>
      <text:p text:style-name="Standard"><text:s text:c="10"/>className="ml-2 p-1 border rounded"</text:p>
      <text:p text:style-name="Standard"><text:s text:c="10"/>value={selectedChord}</text:p>
      <text:p text:style-name="Standard"><text:s text:c="10"/>onChange={(e) =&gt; setSelectedChord(e.target.value)}</text:p>
      <text:p text:style-name="Standard"><text:s text:c="8"/>&gt;</text:p>
      <text:p text:style-name="Standard"><text:s text:c="10"/>{Object.keys(chordMappings).map((chord) =&gt; (</text:p>
      <text:p text:style-name="Standard"><text:s text:c="12"/>&lt;option key={chord} value={chord}&gt;{chord}&lt;/option&gt;</text:p>
      <text:p text:style-name="Standard"><text:s text:c="10"/>))}</text:p>
      <text:p text:style-name="Standard"><text:s text:c="8"/>&lt;/select&gt;</text:p>
      <text:p text:style-name="Standard"><text:s text:c="6"/>&lt;/div&gt;</text:p>
      <text:p text:style-name="Standard"><text:s text:c="6"/>&lt;Canvas camera={{ position: [0, 0, 10], fov: 60 }}&gt;</text:p>
      <text:p text:style-name="Standard"><text:s text:c="8"/>&lt;ambientLight intensity={0.5} /&gt;</text:p>
      <text:p text:style-name="Standard"><text:s text:c="8"/>&lt;pointLight position={[10, 10, 10]} /&gt;</text:p>
      <text:p text:style-name="Standard"><text:s text:c="8"/>&lt;HarmonicVisualizer chord={selectedChord} /&gt;</text:p>
      <text:p text:style-name="Standard"><text:s text:c="8"/>&lt;OrbitControls /&gt;</text:p>
      <text:p text:style-name="Standard"><text:s text:c="6"/>&lt;/Canvas&gt;</text:p>
      <text:p text:style-name="Standard"><text:s text:c="4"/>&lt;/div&gt;</text:p>
      <text:p text:style-name="Standard"><text:s text:c="2"/>);</text:p>
      <text:p text:style-name="Standard">}<text:line-break/><text:line-break/><text:line-break/>✅ The <text:span text:style-name="Strong_20_Emphasis">QA-based Harmonic Simulator GUI</text:span> is now live!</text:p>
      <text:p text:style-name="Text_20_body">It features:</text:p>
      <text:list text:style-name="L75">
        <text:list-item>
          <text:p text:style-name="P75">A <text:span text:style-name="Strong_20_Emphasis">3D toroidal harmonic visualizer</text:span>.</text:p>
        </text:list-item>
        <text:list-item>
          <text:p text:style-name="P75">A dropdown to select between <text:span text:style-name="Strong_20_Emphasis">Major, Minor, Diminished, and Jazz chords</text:span>.</text:p>
        </text:list-item>
        <text:list-item>
          <text:p text:style-name="P75">Each chord is projected into modular torus space using <text:span text:style-name="Source_20_Text">(b, e, d, a)</text:span> mappings.</text:p>
        </text:list-item>
        <text:list-item>
          <text:p text:style-name="P75"><text:soft-page-break/>You can orbit, zoom, and explore harmonic field dynamics interactively.</text:p>
        </text:list-item>
      </text:list>
      <text:p text:style-name="Text_20_body">Would you like to:</text:p>
      <text:list text:style-name="L76">
        <text:list-item>
          <text:p text:style-name="P76">Add real-time <text:span text:style-name="Strong_20_Emphasis">modular phase angle display</text:span>?</text:p>
        </text:list-item>
        <text:list-item>
          <text:p text:style-name="P76">Include <text:span text:style-name="Strong_20_Emphasis">sound playback</text:span> tied to spatial positions?</text:p>
        </text:list-item>
        <text:list-item>
          <text:p text:style-name="P76">Extend to <text:span text:style-name="Strong_20_Emphasis">custom chord entry and prime residue tracking</text:span>?</text:p>
        </text:list-item>
      </text:list>
      <text:p text:style-name="Text_20_body">Let me know how deep you'd like this to g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46:01.601946807</meta:creation-date>
    <dc:date>2025-03-30T16:26:11.979566156</dc:date>
    <meta:editing-duration>PT8M26S</meta:editing-duration>
    <meta:editing-cycles>3</meta:editing-cycles>
    <meta:generator>LibreOffice/24.2.7.2$Linux_X86_64 LibreOffice_project/420$Build-2</meta:generator>
    <meta:document-statistic meta:table-count="16" meta:image-count="0" meta:object-count="0" meta:page-count="30" meta:paragraph-count="824" meta:word-count="7750" meta:character-count="50015" meta:non-whitespace-character-count="43004"/>
  </office:meta>
</office:document-meta>
</file>